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ackground-color="#ffffff" fo:padding="0in" fo:border="none">
        <style:background-image/>
      </style:paragraph-properties>
      <style:text-properties style:font-name="Liberation Sans"/>
    </style:style>
    <style:style style:name="P2" style:family="paragraph" style:parent-style-name="Standard">
      <style:text-properties style:font-name="Liberation Sans"/>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text-properties style:font-name="Liberation Sans2"/>
    </style:style>
    <style:style style:name="P5" style:family="paragraph" style:parent-style-name="Standard">
      <style:text-properties style:font-name="Liberation Sans2" fo:font-weight="normal" style:font-weight-asian="normal" style:font-weight-complex="normal"/>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Heading" style:master-page-name="">
      <style:paragraph-properties style:page-number="auto"/>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text-properties style:font-name="Liberation Sans2"/>
    </style:style>
    <style:style style:name="P10" style:family="paragraph" style:parent-style-name="Heading_20_1">
      <style:paragraph-properties fo:margin-left="0in" fo:margin-right="0in" fo:margin-top="0.1665in" fo:margin-bottom="0.0835in" fo:text-indent="0in" style:auto-text-indent="false"/>
      <style:text-properties style:font-name="Liberation Sans2"/>
    </style:style>
    <style:style style:name="P11" style:family="paragraph" style:parent-style-name="Heading_20_1" style:list-style-name="WWNum2">
      <style:paragraph-properties fo:margin-left="0in" fo:margin-right="0in" fo:text-indent="0in" style:auto-text-indent="false"/>
      <style:text-properties style:font-name="Liberation Sans2"/>
    </style:style>
    <style:style style:name="P12" style:family="paragraph" style:parent-style-name="Heading_20_2" style:list-style-name="WWNum3">
      <style:paragraph-properties fo:margin-left="0.4in" fo:margin-right="0in" fo:text-indent="-0.4in" style:auto-text-indent="false"/>
      <style:text-properties style:font-name="Liberation Sans2"/>
    </style:style>
    <style:style style:name="P13" style:family="paragraph" style:parent-style-name="Heading_20_2" style:list-style-name="WWNum2">
      <style:paragraph-properties fo:margin-left="0in" fo:margin-right="0in" fo:text-indent="0in" style:auto-text-indent="false"/>
      <style:text-properties style:font-name="Liberation Sans2"/>
    </style:style>
    <style:style style:name="T1" style:family="text">
      <style:text-properties style:font-name="Liberation Sans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Distributed Integration and Consistency for Knowledge Semant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Distributed Integration and Consistency for Knowledge Semantics</text:p>
          </text:index-title>
          <text:p text:style-name="P8"><text:a xlink:type="simple" xlink:href="#__RefHeading__1094_1235111940" text:style-name="Index_20_Link" text:visited-style-name="Index_20_Link">Introduction<text:tab/>1</text:a></text:p>
          <text:p text:style-name="P8"><text:a xlink:type="simple" xlink:href="#__RefHeading__1096_1235111940" text:style-name="Index_20_Link" text:visited-style-name="Index_20_Link">Metamodel<text:tab/>3</text:a></text:p>
          <text:p text:style-name="P6"><text:a xlink:type="simple" xlink:href="#__RefHeading__1098_1235111940" text:style-name="Index_20_Link" text:visited-style-name="Index_20_Link">Layers<text:tab/>5</text:a></text:p>
          <text:p text:style-name="P6"><text:a xlink:type="simple" xlink:href="#__RefHeading__1100_1235111940" text:style-name="Index_20_Link" text:visited-style-name="Index_20_Link">Aggregation<text:tab/>8</text:a></text:p>
          <text:p text:style-name="P6"><text:a xlink:type="simple" xlink:href="#__RefHeading__1102_1235111940" text:style-name="Index_20_Link" text:visited-style-name="Index_20_Link">Augmentation<text:tab/>9</text:a></text:p>
          <text:p text:style-name="P6"><text:a xlink:type="simple" xlink:href="#__RefHeading__1104_1235111940" text:style-name="Index_20_Link" text:visited-style-name="Index_20_Link">Functors<text:tab/>9</text:a></text:p>
          <text:p text:style-name="P6"><text:a xlink:type="simple" xlink:href="#__RefHeading__1106_1235111940" text:style-name="Index_20_Link" text:visited-style-name="Index_20_Link">Messages<text:tab/>10</text:a></text:p>
          <text:p text:style-name="P6"><text:a xlink:type="simple" xlink:href="#__RefHeading__1108_1235111940" text:style-name="Index_20_Link" text:visited-style-name="Index_20_Link">Dataflow / Activation<text:tab/>11</text:a></text:p>
          <text:p text:style-name="P6"><text:a xlink:type="simple" xlink:href="#__RefHeading__1110_1235111940" text:style-name="Index_20_Link" text:visited-style-name="Index_20_Link">Services<text:tab/>12</text:a></text:p>
          <text:p text:style-name="P8"><text:a xlink:type="simple" xlink:href="#__RefHeading__1112_1235111940" text:style-name="Index_20_Link" text:visited-style-name="Index_20_Link">Encoding<text:tab/>13</text:a></text:p>
          <text:p text:style-name="P6"><text:a xlink:type="simple" xlink:href="#__RefHeading__1114_1235111940" text:style-name="Index_20_Link" text:visited-style-name="Index_20_Link">RDF Quads<text:tab/>15</text:a></text:p>
          <text:p text:style-name="P6"><text:a xlink:type="simple" xlink:href="#__RefHeading__1116_1235111940" text:style-name="Index_20_Link" text:visited-style-name="Index_20_Link">Semiotic Encoding<text:tab/>18</text:a></text:p>
          <text:p text:style-name="P6"><text:a xlink:type="simple" xlink:href="#__RefHeading__1118_1235111940" text:style-name="Index_20_Link" text:visited-style-name="Index_20_Link">Normalization<text:tab/>20</text:a></text:p>
          <text:p text:style-name="P6"><text:a xlink:type="simple" xlink:href="#__RefHeading__1120_1235111940" text:style-name="Index_20_Link" text:visited-style-name="Index_20_Link">Parsing<text:tab/>21</text:a></text:p>
          <text:p text:style-name="P8"><text:a xlink:type="simple" xlink:href="#__RefHeading__1122_1235111940" text:style-name="Index_20_Link" text:visited-style-name="Index_20_Link">Protocol<text:tab/>22</text:a></text:p>
          <text:p text:style-name="P6"><text:a xlink:type="simple" xlink:href="#__RefHeading__1124_1235111940" text:style-name="Index_20_Link" text:visited-style-name="Index_20_Link">Addressing<text:tab/>23</text:a></text:p>
          <text:p text:style-name="P6"><text:a xlink:type="simple" xlink:href="#__RefHeading__1126_1235111940" text:style-name="Index_20_Link" text:visited-style-name="Index_20_Link">Low level<text:tab/>23</text:a></text:p>
          <text:p text:style-name="P6"><text:a xlink:type="simple" xlink:href="#__RefHeading__1128_1235111940" text:style-name="Index_20_Link" text:visited-style-name="Index_20_Link">Hypermedia Activation<text:tab/>25</text:a></text:p>
          <text:p text:style-name="P6"><text:a xlink:type="simple" xlink:href="#__RefHeading__1130_1235111940" text:style-name="Index_20_Link" text:visited-style-name="Index_20_Link">Facets / Levels<text:tab/>26</text:a></text:p>
          <text:p text:style-name="P6"><text:a xlink:type="simple" xlink:href="#__RefHeading__1132_1235111940" text:style-name="Index_20_Link" text:visited-style-name="Index_20_Link">Features / APIs<text:tab/>27</text:a></text:p>
          <text:p text:style-name="P8"><text:a xlink:type="simple" xlink:href="#__RefHeading__1134_1235111940" text:style-name="Index_20_Link" text:visited-style-name="Index_20_Link">Features<text:tab/>29</text:a></text:p>
          <text:p text:style-name="P6"><text:a xlink:type="simple" xlink:href="#__RefHeading__1136_1235111940" text:style-name="Index_20_Link" text:visited-style-name="Index_20_Link">Domains schema<text:tab/>29</text:a></text:p>
          <text:p text:style-name="P6"><text:a xlink:type="simple" xlink:href="#__RefHeading__1138_1235111940" text:style-name="Index_20_Link" text:visited-style-name="Index_20_Link">Ontology matching<text:tab/>29</text:a></text:p>
          <text:p text:style-name="P6"><text:a xlink:type="simple" xlink:href="#__RefHeading__1140_1235111940" text:style-name="Index_20_Link" text:visited-style-name="Index_20_Link">Augmentations<text:tab/>32</text:a></text:p>
          <text:p text:style-name="P8"><text:a xlink:type="simple" xlink:href="#__RefHeading__1142_1235111940" text:style-name="Index_20_Link" text:visited-style-name="Index_20_Link">Deployment Use Case: Goals Application<text:tab/>32</text:a></text:p>
        </text:index-body>
      </text:table-of-content>
      <text:h text:style-name="P10" text:outline-level="1"/>
      <text:h text:style-name="P10" text:outline-level="1"><text:bookmark-start text:name="__RefHeading__1094_1235111940"/>Introduction<text:bookmark-end text:name="__RefHeading__1094_1235111940"/></text:h>
      <text:p text:style-name="Standard"/>
      <text:p text:style-name="P4">Distributed Integration and Consistency for Knowledge Semantics.</text:p>
      <text:p text:style-name="Standard"/>
      <text:p text:style-name="P4">Property graphs allow properties (key/value pairs) to be associated with both nodes and links in directed graphs. This allows you to annotate links with information such as the start and stop times for when the link is valid, its provenance, a statement about its quality and so forth.</text:p>
      <text:p text:style-name="Standard"/>
      <text:p text:style-name="P4">Property / labeled graphs. Dot notation / encodings. Nodes / arcs links / attributes: metaclass / class / instance / occurrence levels. Individual node / arc label or other node / arc in rel context (subjects in context occurrence attribute / value data model). Links / rels subjects (with labels).</text:p>
      <text:p text:style-name="Standard"/>
      <text:p text:style-name="P4">Signatures: Context / Subject, Occurrence, Attribute, Value. Metamodel: metaclass, class, instance, occurrence upper ontology (primitive) property graphs categories / types.</text:p>
      <text:p text:style-name="Standard"/>
      <text:p text:style-name="Standard"><text:span text:style-name="T1">Functional. Sets, groups, categories. ADTs. Metamodel. Augmentations / Functors. Layers, </text:span><text:soft-page-break/><text:span text:style-name="T1">Aggregation, Alignment, Activation (type) categories / transforms (encodings).</text:span></text:p>
      <text:p text:style-name="Standard"/>
      <text:p text:style-name="P4">ERP Ontology: from concepts to application gestures / purposes (high level APIs).</text:p>
      <text:p text:style-name="Standard"/>
      <text:p text:style-name="P4">Description</text:p>
      <text:p text:style-name="Standard"/>
      <text:p text:style-name="P4">Distributed Knowledge Base for Functional Syndicated Application Integration and Virtualization Framework. Plug existing backends (applications / datasources / services) via in an EAI / ESB fashion. Provide semantic augmentation of learned applications metadata (data / schema / behavior) via Augmentations (Aggregation, Alignment, Activation).</text:p>
      <text:p text:style-name="Standard"/>
      <text:p text:style-name="P4">Distributed systems / micro services access to shared data. Shared data consistency / inference / MDM. Ontology matching. Integration features: rules and flows based services composition.</text:p>
      <text:p text:style-name="Standard"/>
      <text:p text:style-name="P4">Distributed P2P (Blockchain) approach of data synchronization between peers for ease of deployment patterns election and datasources integration (APIs, microservices, etc.).<text:line-break/></text:p>
      <text:p text:style-name="P4">Augmentations:<text:line-break/></text:p>
      <text:p text:style-name="P4">Aggregation: infer roles in contexts (see Metamodel Layers). Regression: Person class in Employment interaction referring context, Developer role.</text:p>
      <text:p text:style-name="Standard"/>
      <text:p text:style-name="P4">Alignment: infer links / attributes. Clustering: from multiple occurrences of same entity in diverse data sources, complete missing / new information.</text:p>
      <text:p text:style-name="P4"><text:line-break/>Activation: type inference. Classification: determine metaclass / class / instance / occurrence subject roles for corresponding entity attributes and values.<text:line-break/><text:line-break/>Hypermedia APIs for reactive integration of addressable resources representations. Content type driven semantic augmentation / annotations. Plugged backends synchronization. Data, information, knowledge levels of interaction contexts abstractions (from dimensional to plain facts).<text:line-break/><text:line-break/>Domain Driven Development. Use cases "problem spaces" translation of aggregated domains services into underlying resources. Domains Use cases abstractions (problem "spaces" / ontologies) enabling domain translation / exchanges / integration. Declarative Application Design.</text:p>
      <text:p text:style-name="Standard"/>
      <text:p text:style-name="P4">Applications:</text:p>
      <text:p text:style-name="Standard"/>
      <text:p text:style-name="P4">Hypermedia Dataflow Activation (reactive / event driven knowledge based contents). Dataflow layers.</text:p>
      <text:p text:style-name="Standard"/>
      <text:p text:style-name="P4">Distributed: Consistency. Inference of distributed state. Event sourcing. Trust. Reconciliation.</text:p>
      <text:p text:style-name="Standard"/>
      <text:p text:style-name="P4">Connected application sources (backends: EAI / ESB) and declaratively stated application models.</text:p>
      <text:p text:style-name="Standard"/>
      <text:list xml:id="list1268464040" text:style-name="WWNum2">
        <text:list-header>
          <text:h text:style-name="P11" text:outline-level="1"><text:bookmark-start text:name="__RefHeading__1096_1235111940"/><text:bookmark text:name="_30j0zll"/><text:soft-page-break/>Metamodel<text:bookmark-end text:name="__RefHeading__1096_1235111940"/></text:h>
        </text:list-header>
      </text:list>
      <text:p text:style-name="Standard"/>
      <text:p text:style-name="P4">Layers are implemented as an RDF Quads hierarchy aggregating each one on top of another. The idea is that aggregating Data according some criteria one could enable us to infer the Schema that those Data belongs to and that aggregating Schema and Data one could enable us to infer the Behavior (operations) that correspond to the Data manipulation in that corresponding Behavior layer class / instance.</text:p>
      <text:p text:style-name="Standard"/>
      <text:p text:style-name="P4">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Standard"/>
      <text:p text:style-name="P4">What my attempts where about in the beginning was to match different URIs or, for example, database identifiers which refer 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p>
      <text:p text:style-name="P4">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p>
      <text:p text:style-name="P4"><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 according the hierarchy layer level it corresponds (and declaratively stated in a Model of Meta Resources).<text:line-break/><text:line-break/>Layers shape is as follow:<text:line-break/>Resource : Functional URI wrapper.</text:p>
      <text:p text:style-name="P4"><text:line-break/>(Context : Resource, Occurrence : Resource, Attribute : Resource, Value : Resource);</text:p>
      <text:p text:style-name="Standard"/>
      <text:p text:style-name="P4">CSPO Names are according roles (Meta Resource) in the Model. For example: layer Occurrence is parent layer class.</text:p>
      <text:p text:style-name="Standard"/>
      <text:p text:style-name="P4">Link grammar: (employer, employee). Categories, monads. Reference Model.</text:p>
      <text:p text:style-name="Standard"/>
      <text:p text:style-name="P4">Link Grammars. Types: links left / right types defined when a shape / slot match satisfaction occurrs (roles).</text:p>
      <text:p text:style-name="Standard"/>
      <text:p text:style-name="Standard"><text:span text:style-name="T1">Parsing: extract propositions, knowledge assertions (in a domain ontology Behaviors). Assert </text:span><text:soft-page-break/><text:span text:style-name="T1">propositions links, order, concepts relations (between domains). Link Grammar. ISO TMDM / TMRM.</text:span></text:p>
      <text:p text:style-name="Standard"/>
      <text:p text:style-name="P4">Parsing: extract prescriptions, knowledge rules (in domain ontology concepts relations: causal, requirements, etc.). StratML.</text:p>
      <text:p text:style-name="Standard"/>
      <text:p text:style-name="P4">Parsing: infer possible statements propositions / prescriptions productions. Link Grammar Disjuncts. Embeddings.</text:p>
      <text:p text:style-name="Standard"/>
      <text:p text:style-name="P4">Message: Functor Declaration. (events / grammar: protocols).</text:p>
      <text:p text:style-name="Standard"/>
      <text:p text:style-name="P4">Augmentation: Functor Instance.</text:p>
      <text:p text:style-name="Standard"/>
      <text:p text:style-name="P4">Context hierarchies: categories of wrapped subject occurrences. Statement Context monad (category) for Subject occurrences.</text:p>
      <text:p text:style-name="Standard"/>
      <text:p text:style-name="P4">Context category instance identity: Employee Kind, Work Behavior, etc. Context statement attribute / value aggregation. Key / value abstraction scoped in category type / instance.</text:p>
      <text:p text:style-name="Standard"/>
      <text:p text:style-name="P4">Functors: Layers (Context categories) aggregation / transforms. Augmentations.</text:p>
      <text:p text:style-name="Standard"/>
      <text:p text:style-name="P4">Augmentations: Categories Aggregation (types), Alignment (contexts), Activation (roles / matching in interactions).</text:p>
      <text:p text:style-name="Standard"/>
      <text:p text:style-name="P4">Locators (keys): (metaclass, class, instance, occurrence);</text:p>
      <text:p text:style-name="P4">Metaclass: Transform OntResource</text:p>
      <text:p text:style-name="P4">Class: Message Augmentation</text:p>
      <text:p text:style-name="P4">Instance: Statement Role</text:p>
      <text:p text:style-name="P4">Occurrence: Flow Kind</text:p>
      <text:p text:style-name="Standard"/>
      <text:p text:style-name="P4">Locators (keys): local / remote keys. Navigation. Paths. Legends. Signatures (streams).</text:p>
      <text:p text:style-name="Standard"/>
      <text:p text:style-name="P4">Monadic (locators / signature streams based) category wrappers Functors:</text:p>
      <text:p text:style-name="Standard"/>
      <text:p text:style-name="P4">M&lt;T&gt;::flatMap(functor(T) : U) : M&lt;U&gt;;</text:p>
      <text:p text:style-name="Standard"/>
      <text:p text:style-name="P4">Dado rango y alcance, universo: U de una relación R, inferir dominio y codominio, campo: C.</text:p>
      <text:p text:style-name="Standard"/>
      <text:p text:style-name="P4">From Object (O) extension /instances to Context (C) intension / class.</text:p>
      <text:p text:style-name="Standard"/>
      <text:p text:style-name="P4">Aggregation (types) functor signatures: stream.</text:p>
      <text:p text:style-name="Standard"/>
      <text:p text:style-name="P4">Alignment (contexts) functor signatures: stream.</text:p>
      <text:p text:style-name="Standard"/>
      <text:p text:style-name="P4">Activation (roles / matching in interactions) functor signatures: stream.</text:p>
      <text:list xml:id="list1055273819" text:style-name="WWNum3">
        <text:list-item>
          <text:list>
            <text:list-item>
              <text:h text:style-name="P12" text:outline-level="2"><text:soft-page-break/></text:h>
            </text:list-item>
            <text:list-item>
              <text:h text:style-name="P12" text:outline-level="2"><text:bookmark-start text:name="__RefHeading__1098_1235111940"/><text:bookmark text:name="_1fob9te"/>Layers<text:bookmark-end text:name="__RefHeading__1098_1235111940"/></text:h>
            </text:list-item>
          </text:list>
        </text:list-item>
      </text:list>
      <text:p text:style-name="Standard"/>
      <text:p text:style-name="P4">Productions:</text:p>
      <text:p text:style-name="Standard"/>
      <text:p text:style-name="P4">Inputs / Outputs: aggregate Augmentation / Message from input semiotic alignments. Protocol.</text:p>
      <text:p text:style-name="Standard"/>
      <text:p text:style-name="P4">Inputs / Outputs: HATEOAS protocol browse / transform aggregated Context (model) Messages / Augmentations.</text:p>
      <text:p text:style-name="Standard"/>
      <text:p text:style-name="P4">Inputs / Outputs: Layers hierarchy Augmentation / Message population / transforms. Meta Resources (Message / Augmentation reified context recursive schema / transforms declarations) I/O.</text:p>
      <text:p text:style-name="Standard"/>
      <text:p text:style-name="P4">(Context, Object, Concept / Sign, Value);</text:p>
      <text:p text:style-name="Standard"/>
      <text:p text:style-name="P4">Semiotic roles. Kinds, grammars, levels. Contexts aggregations.</text:p>
      <text:p text:style-name="Standard"/>
      <text:p text:style-name="P4">Resource: Plain inputs.</text:p>
      <text:p text:style-name="P4">(Resource, Resource, Resource, Resource);</text:p>
      <text:p text:style-name="Standard"/>
      <text:p text:style-name="P4">Role / Kind: Aggregate input statements CSPO roles (S) and their corresponding Attributes / Values.</text:p>
      <text:p text:style-name="P4">(Role, Resource, Resource / Attribute, Resource / Value);</text:p>
      <text:p text:style-name="Standard"/>
      <text:p text:style-name="P4">Statement: Aggregate Resource occurrences in CSPO Role(s) for Attributes (Kinds).</text:p>
      <text:p text:style-name="P4">(Statement, Role, Resource, Resource / Attribute);</text:p>
      <text:p text:style-name="P4"/>
      <text:p text:style-name="P4">Entity: Semiotic Sign (Concept) Value (OntResource). Aggregate equivalent (ontology matching Resource extension for Entity intension.</text:p>
      <text:p text:style-name="P4">(Entity, Statement, Role, Resource);</text:p>
      <text:p text:style-name="Standard"/>
      <text:p text:style-name="P4">Template: Grammar kind. Semiotic Concept / Sign. Layer instance "template" kind (transform). Object occurrence. Aggregate Entities with similar kinds (properties). Occurrence Role / Kind.</text:p>
      <text:p text:style-name="P4">(Template, Entity, Statement, Role);</text:p>
      <text:p text:style-name="Standard"/>
      <text:p text:style-name="P4">Mapping (Instance) : Semiotic Object. Layer category type instance. Statements which are results of Behavior Flow (Statement: extension, Mapping: intension). Aggregate set of statements regarding the same concept (Mapping) in different occurrences.</text:p>
      <text:p text:style-name="P4">(Mapping, Template, Entity, Statement);</text:p>
      <text:p text:style-name="P4"/>
      <text:p text:style-name="P4">Flow: Event declaration (I/O). Entities which are results of Behavior Flow (Entity: extension, Flow: intension. Mappings objects in Template Kind roles). Semiotic context.</text:p>
      <text:p text:style-name="P4">(Flow / Augmentation, Mapping, Template, Entity);</text:p>
      <text:p text:style-name="P4"/>
      <text:p text:style-name="P4"><text:soft-page-break/>Behavior: Message Specification (I/O).</text:p>
      <text:p text:style-name="P4">(Behavior / Message, Flow, Mapping, Template);</text:p>
      <text:p text:style-name="Standard"/>
      <text:p text:style-name="P4">(Measure, Behavior, Flow, Mapping);</text:p>
      <text:p text:style-name="Standard"/>
      <text:p text:style-name="P4">(Unit, Measure, Behavior, Flow);</text:p>
      <text:p text:style-name="Standard"/>
      <text:p text:style-name="P4">(Dimension / Axis, Unit, Measure, Behavior);</text:p>
      <text:p text:style-name="Standard"/>
      <text:p text:style-name="P4">(Value, Dimension, Unit, Measure); </text:p>
      <text:p text:style-name="Standard"/>
      <text:p text:style-name="P4">(Concept, Value, Dimension, Unit);</text:p>
      <text:p text:style-name="Standard"/>
      <text:p text:style-name="P4">(Object, Concept, Value, Dimension);</text:p>
      <text:p text:style-name="Standard"/>
      <text:p text:style-name="P4">(Context, Object, Concept, Value);</text:p>
      <text:p text:style-name="Standard"/>
      <text:p text:style-name="P4">Inputs feedback. Semiotic encoding (feedback / grammars / levels).</text:p>
      <text:p text:style-name="Standard"/>
      <text:p text:style-name="P4">Meta Resources (Message / Augmentation reified schema / transforms aggregation / recursive declarations).</text:p>
      <text:p text:style-name="Standard"/>
      <text:p text:style-name="P4">Aggregation: materialize grammar statements of contexts recursively. Activation (types). Alignment (augmentations).</text:p>
      <text:p text:style-name="Standard"/>
      <text:p text:style-name="P4">(Aggregation, Message, Augmentation, Mapping);</text:p>
      <text:p text:style-name="P4">(Alignment, Aggregation, Message, Augmentation);</text:p>
      <text:p text:style-name="P4">(Activation, Alignment, Aggregation, Message);</text:p>
      <text:p text:style-name="Standard"/>
      <text:p text:style-name="P4">Encoding. Model layers:</text:p>
      <text:p text:style-name="Standard"/>
      <text:p text:style-name="P4">URIResource context: CSPO form. RESTful / HAL monad: HTTP category functors.</text:p>
      <text:p text:style-name="Standard"/>
      <text:p text:style-name="P4">Inputs / Outputs. Semiotic encoding (feedback / grammars / aggregated levels):</text:p>
      <text:p text:style-name="Standard"/>
      <text:p text:style-name="P4">(Context, Object, Concept, Sign / Value); Semiotic roles (object as context / value, value as object, etc.) Labeled property graph / lattice. Inference rules (transforms) over roles. Kinds, grammars, levels.</text:p>
      <text:p text:style-name="Standard"/>
      <text:p text:style-name="P4">OntResource context: (Resource, Occurrence, Attribute, Value) form. Aligned (matched) URIResource(s).</text:p>
      <text:p text:style-name="Standard"/>
      <text:p text:style-name="P4">Resource context: OntResource (aligned / matched URIResource) occurrences in reified Role in Statement.</text:p>
      <text:p text:style-name="Standard"/>
      <text:p text:style-name="P4">(URIResource, URIResource, URIResource, URIResource);</text:p>
      <text:p text:style-name="Standard"/>
      <text:p text:style-name="P4">(OntResource, URIResource, URIResource, URIResource);</text:p>
      <text:p text:style-name="Standard"/>
      <text:p text:style-name="Standard"><text:soft-page-break/><text:span text:style-name="T1">Aggregated URIResource OntResource attributes / values (recursion to attributes / values </text:span><text:span text:style-name="T1">OntResource).</text:span></text:p>
      <text:p text:style-name="Standard"/>
      <text:p text:style-name="P4">(Transform, OntResource, URIResource, URIResource);</text:p>
      <text:p text:style-name="Standard"/>
      <text:p text:style-name="P4">Augmentation (production) Resource. Semiotic Sign / Value.</text:p>
      <text:p text:style-name="Standard"/>
      <text:p text:style-name="P4">(Template, Transform, OntResource, URIResource);</text:p>
      <text:p text:style-name="Standard"/>
      <text:p text:style-name="P4">Augmentation (production) grammar kind. Semiotic Concept.</text:p>
      <text:p text:style-name="Standard"/>
      <text:p text:style-name="P4">(Mapping, Template, Transform, OntResource);</text:p>
      <text:p text:style-name="Standard"/>
      <text:p text:style-name="P4">Semiotic Object.</text:p>
      <text:p text:style-name="Standard"/>
      <text:p text:style-name="P4">(Augmentation, Mapping, Template, Transform);</text:p>
      <text:p text:style-name="Standard"/>
      <text:p text:style-name="P4">Production (grammars). Semiotic Context.</text:p>
      <text:p text:style-name="Standard"/>
      <text:p text:style-name="P4">(Message, Augmentation, Mapping, Template);</text:p>
      <text:p text:style-name="Standard"/>
      <text:p text:style-name="P4">Grammar rules. Functors.</text:p>
      <text:p text:style-name="Standard"/>
      <text:p text:style-name="P4">(Context, Message, Augmentation, Mapping);</text:p>
      <text:p text:style-name="Standard"/>
      <text:p text:style-name="P4">Model.</text:p>
      <text:p text:style-name="Standard"/>
      <text:p text:style-name="P4">(Resource, Context, Message, Augmentation);</text:p>
      <text:p text:style-name="Standard"/>
      <text:p text:style-name="P4">(Role, Resource, Context, Message); </text:p>
      <text:p text:style-name="Standard"/>
      <text:p text:style-name="P4">Reified CSPO / Resource, Occurrence, Attribute, Value Resource role types in Resource occurrence / context.</text:p>
      <text:p text:style-name="Standard"/>
      <text:p text:style-name="P4">(Statement, Role, Resource, Context);</text:p>
      <text:p text:style-name="Standard"/>
      <text:p text:style-name="P4">(Entity, Statement, Role, Resource); </text:p>
      <text:p text:style-name="Standard"/>
      <text:p text:style-name="P4">Aggregated "subject" occurrences of Resource in Role in Statement(s).</text:p>
      <text:p text:style-name="Standard"/>
      <text:p text:style-name="P4">(Class, Entity, Statement, Role); </text:p>
      <text:p text:style-name="Standard"/>
      <text:p text:style-name="P4">Aggregated Entity Role occurrences type (attributes).</text:p>
      <text:p text:style-name="Standard"/>
      <text:p text:style-name="P4">(Kind, Class, Entity, Statement);</text:p>
      <text:p text:style-name="Standard"/>
      <text:p text:style-name="P4">Aggregated kinds / roles ("interfaces") of Class occurrences.</text:p>
      <text:p text:style-name="Standard"/>
      <text:p text:style-name="P4">(Flow, Kind, Class, Entity);</text:p>
      <text:p text:style-name="Standard"><text:soft-page-break/></text:p>
      <text:p text:style-name="P4">Action "instance". Entity of Class performs role (Kind) of Behavior Flow.</text:p>
      <text:p text:style-name="Standard"/>
      <text:p text:style-name="P4">(Behavior, Flow, Class, Kind);</text:p>
      <text:p text:style-name="Standard"/>
      <text:p text:style-name="P4">Action "class". Statements: propositions, prescriptions, rules, productions. DCI / Link Grammar. Context satisfaction (rules).</text:p>
      <text:p text:style-name="Standard"/>
      <text:p text:style-name="P4">(Measure, Behavior, Flow, Class);</text:p>
      <text:p text:style-name="Standard"/>
      <text:p text:style-name="P4">(Unit, Measure, Behavior, Flow);</text:p>
      <text:p text:style-name="Standard"/>
      <text:p text:style-name="P4">(Dimension, Unit, Measure, Behavior);</text:p>
      <text:p text:style-name="Standard"/>
      <text:p text:style-name="P4">(Value, Dimension, Unit, Measure); </text:p>
      <text:p text:style-name="Standard"/>
      <text:p text:style-name="P4">(Concept, Value, Dimension, Unit);</text:p>
      <text:p text:style-name="Standard"/>
      <text:p text:style-name="P4">(Object, Concept, Value, Dimension);</text:p>
      <text:p text:style-name="Standard"/>
      <text:p text:style-name="P4">(Context, Object, Concept, Value);</text:p>
      <text:p text:style-name="Standard"/>
      <text:p text:style-name="P4">Inputs feedback. Semiotic encoding (feedback / grammars / levels).</text:p>
      <text:p text:style-name="Standard"/>
      <text:p text:style-name="P4">Statements: propositional, rules, reasoning. Reification. Value: OntResource (instance); Concept: class, Object: metaclass; Context: occurrence.</text:p>
      <text:p text:style-name="Standard"/>
      <text:p text:style-name="P4">Order. Order: Grammars kinds sets / hierarchy (signatures). Common super type / kind / role / occurrences. SortedSet.</text:p>
      <text:p text:style-name="Standard"/>
      <text:p text:style-name="P4">Flat map functor: Kind (non terminal) instance to be extracted from (Augmentation) context (matching rules) according Message specification inside corresponding wrappers until context category. Grammar (rules signatures, messages).</text:p>
      <text:p text:style-name="Standard"/>
      <text:list xml:id="list335641454" text:continue-list="list1268464040" text:style-name="WWNum2">
        <text:list-item>
          <text:list>
            <text:list-header>
              <text:h text:style-name="P13" text:outline-level="2"><text:bookmark-start text:name="__RefHeading__1100_1235111940"/>Aggregation<text:bookmark-end text:name="__RefHeading__1100_1235111940"/></text:h>
            </text:list-header>
          </text:list>
        </text:list-item>
      </text:list>
      <text:p text:style-name="Standard"/>
      <text:p text:style-name="P4">Super Kind / sub Kind hierarchy relationship is given by a set of Kind Attributes being super set / sub set of each other. SortedSet (order, iterations).</text:p>
      <text:p text:style-name="Standard"/>
      <text:p text:style-name="P4">SubjectKind (meta Resource): For a given URI occurring as Subject (Occurrence) across a set of Statements (Contexts), its aggregated Predicates (Attributes) defines its "Kind" and its Attribute values determines the given Kind instance "members" values.</text:p>
      <text:p text:style-name="Standard"/>
      <text:p text:style-name="P4">ObjectKind (meta Resource):  for a given URI occurring as Object (Value) over a set of Statements, Subject (Kind Attribute), Predicate (Kind Value).</text:p>
      <text:p text:style-name="Standard"/>
      <text:p text:style-name="P4">PredicateKind (meta Resource): for a given URI occurring as Predicate over a set of <text:soft-page-break/>Statements, Object (Kind Attribute), Subject (Kind Object).</text:p>
      <text:p text:style-name="Standard"/>
      <text:p text:style-name="P4">ContextKind: SubjectKind (Attribute), ObjectKind (Value). Context (Statement) "signature" (dataflow inputs / outputs activation: domain / range).</text:p>
      <text:p text:style-name="Standard"/>
      <text:p text:style-name="P4">Extended content types activations on domain / range (verbs, augmentations). Example: image, face, crop.</text:p>
      <text:p text:style-name="Standard"/>
      <text:p text:style-name="P4">Meta Model: Encode / reify Model(s) w./ Meta Resources and Model Context(s) hierarchies. Meta Model: Encode order, iteration, conditional flow. Dataflow.</text:p>
      <text:p text:style-name="Standard"/>
      <text:p text:style-name="P4">Encoding: Kind hierarchies / Grammars</text:p>
      <text:p text:style-name="P4">(CK, SK, PK, OK);</text:p>
      <text:p text:style-name="Standard"/>
      <text:p text:style-name="P4">Semiotic / Dimensional Alignment, Aggregation (known mappings)  : Class / ID Ontology Matching. Contextual IDs (infer occurrence contexts). Inference ID lookup of ID for desired satisfaction of given transforms / roles / operations.</text:p>
      <text:p text:style-name="Standard"/>
      <text:p text:style-name="P4">Graph Execution Semantics: Dataflow by Context Kind domain (Subject Kind) / range (Object Kind) matching Forms / Flows. Ontology Matching. Upper ontologies. Primitives.</text:p>
      <text:p text:style-name="Standard"/>
      <text:list xml:id="list1584241319" text:continue-numbering="true" text:style-name="WWNum2">
        <text:list-item>
          <text:list>
            <text:list-header>
              <text:h text:style-name="P13" text:outline-level="2"><text:bookmark-start text:name="__RefHeading__1102_1235111940"/><text:bookmark text:name="_2et92p0"/>Augmentation<text:bookmark-end text:name="__RefHeading__1102_1235111940"/></text:h>
            </text:list-header>
          </text:list>
        </text:list-item>
      </text:list>
      <text:p text:style-name="Standard"/>
      <text:p text:style-name="P4">Functor application.</text:p>
      <text:p text:style-name="Standard"/>
      <text:p text:style-name="P4">Resource Monad:</text:p>
      <text:p text:style-name="Standard"/>
      <text:p text:style-name="P4">Encode protocol functors. Endpoint address activation behavior facades. Graph state / rels traversal: Monad encodes entire state location flows to current CSPO URL IDs state (traceability in interaction context rels). Abstract Form / Flow attrs / rels.</text:p>
      <text:p text:style-name="Standard"/>
      <text:p text:style-name="P4">Functors resolution on API addresses URLs: resource monads rels / attrs activation.</text:p>
      <text:p text:style-name="Standard"/>
      <text:p text:style-name="P4">Behavior layer renders domains possible aggregated augmentations / messages of model functors composition. Rendered in domain levels as concrete contexts operations: named context operations over abstract model functors behaviors.</text:p>
      <text:p text:style-name="Standard"/>
      <text:p text:style-name="P4">Augmentations:<text:line-break/></text:p>
      <text:p text:style-name="P4">Aggregation: infer roles in contexts (see Metamodel Layers). Regression: Person class in Employment interaction referring context, Developer role.</text:p>
      <text:p text:style-name="Standard"/>
      <text:p text:style-name="P4">Alignment: infer links / attributes. Clustering: from multiple occurrences of same entity in diverse data sources, complete missing / new information.</text:p>
      <text:p text:style-name="Standard"><text:span text:style-name="T1"><text:line-break/>Activation: type inference. Classification: determine metaclass / class / instance / occurrence subject roles for corresponding entity attributes and values</text:span><text:bookmark text:name="_tyjcwt"/><text:span text:style-name="T1">.</text:span></text:p>
      <text:list xml:id="list680731948" text:continue-numbering="true" text:style-name="WWNum2">
        <text:list-item>
          <text:list>
            <text:list-header>
              <text:h text:style-name="P13" text:outline-level="2"><text:bookmark-start text:name="__RefHeading__1104_1235111940"/><text:soft-page-break/>Functors<text:bookmark-end text:name="__RefHeading__1104_1235111940"/></text:h>
            </text:list-header>
          </text:list>
        </text:list-item>
      </text:list>
      <text:p text:style-name="Standard"/>
      <text:p text:style-name="P4"><text:bookmark text:name="_2grqrue"/>Flat map functor: Kind (non terminal) instance to be extracted from (Augmentation) context (matching rules) according Message specification inside corresponding wrappers until context category. Grammar (rules signatures, messages).</text:p>
      <text:p text:style-name="Standard"/>
      <text:p text:style-name="P4"><text:bookmark text:name="_vx1227"/>Transform (Resource).</text:p>
      <text:p text:style-name="P4"><text:bookmark text:name="_3fwokq0"/>Mapping (Occurrence).</text:p>
      <text:p text:style-name="P4"><text:bookmark text:name="_1v1yuxt"/>Template (Grammar Kind).</text:p>
      <text:p text:style-name="P4"><text:bookmark text:name="_4f1mdlm"/>Augmentation (Production).</text:p>
      <text:p text:style-name="P4"><text:bookmark text:name="_2u6wntf"/>Message (Rule / Functor).</text:p>
      <text:p text:style-name="Standard"/>
      <text:p text:style-name="P4">Core rules: Augmentations. Reified CSPO roles (kinds, etc. meta resources) terminals / non terminals.</text:p>
      <text:p text:style-name="Standard"/>
      <text:p text:style-name="P5">Domain rules: instance CSPO roles (grammar) terminals / non terminals.</text:p>
      <text:list xml:id="list1693226544" text:continue-numbering="true" text:style-name="WWNum2">
        <text:list-item>
          <text:list>
            <text:list-header>
              <text:h text:style-name="P13" text:outline-level="2"><text:bookmark-start text:name="__RefHeading__1106_1235111940"/><text:bookmark text:name="_19c6y18"/>Messages<text:bookmark-end text:name="__RefHeading__1106_1235111940"/></text:h>
            </text:list-header>
          </text:list>
        </text:list-item>
      </text:list>
      <text:p text:style-name="Standard"/>
      <text:p text:style-name="P4">Functor declaration. Resource set specification.</text:p>
      <text:p text:style-name="Standard"/>
      <text:p text:style-name="P4">Message: Resource aggregation (occurrence, context, model) dataflow (Augmentation). Resolves Resource Set specification.</text:p>
      <text:p text:style-name="Standard"/>
      <text:p text:style-name="P4">Order: Common super type / kind / role / occurrences. SortedSet.</text:p>
      <text:p text:style-name="Standard"/>
      <text:p text:style-name="P4">Message: specification / transform (input / output dialog domain / range). Context Kind.</text:p>
      <text:p text:style-name="Standard"/>
      <text:p text:style-name="P4">Signature based bus dispatch / application.</text:p>
      <text:p text:style-name="Standard"/>
      <text:p text:style-name="P4">Signatures</text:p>
      <text:p text:style-name="Standard"/>
      <text:p text:style-name="P4">CSPO Context Kind (Statement Subject Kind + Object Kind). Context Dataflow domain / range (Context as reactive streams producer / consumer).</text:p>
      <text:p text:style-name="Standard"/>
      <text:p text:style-name="P4">Routes / Dataflow</text:p>
      <text:p text:style-name="Standard"/>
      <text:p text:style-name="P4">Routes: Dataflow pub / sub bindings between matching signatures.</text:p>
      <text:p text:style-name="Standard"/>
      <text:p text:style-name="P4">Core Model and Domain driven Message flow layout (Mappings).</text:p>
      <text:p text:style-name="Standard"/>
      <text:p text:style-name="P4">Event Bus / Messages / Addressing</text:p>
      <text:p text:style-name="Standard"/>
      <text:p text:style-name="P4">Dispatch Event into Dataflow Route.</text:p>
      <text:p text:style-name="Standard"/>
      <text:p text:style-name="P4">Messages:</text:p>
      <text:p text:style-name="Standard"/>
      <text:p text:style-name="P4">Monadic Functional Statement (Resource) wrapper.</text:p>
      <text:p text:style-name="Standard"><text:soft-page-break/></text:p>
      <text:p text:style-name="P4">Messages: Message semantics (Augmentation: Verbs, CRUD, Behavior) according Message structure / pattern (dialog / prompts).</text:p>
      <text:p text:style-name="Standard"/>
      <text:p text:style-name="P4">Augmentation result: Message / interaction layer matching / populated Transform Statement. Template, Mapping, Transform Augmentation Meta Resources.</text:p>
      <text:p text:style-name="Standard"/>
      <text:p text:style-name="P4">Messages: Dataflow Template matches signatures (Session level, enrichs Message with Model / Dialog prompts / contents). Augmentation Functor applied over Message contents (Interaction level). Transform matching output signature emits (Session level, populated / prompts) output Message.</text:p>
      <text:p text:style-name="Standard"/>
      <text:p text:style-name="P4">Persistence:</text:p>
      <text:p text:style-name="Standard"/>
      <text:p text:style-name="P4">Interaction Model: aggregated Meta Model interactions (performed / inferred / possible) declared Models events (saga pattern).</text:p>
      <text:p text:style-name="Standard"/>
      <text:p text:style-name="P4">Augmentations: Interaction Model Mappings execution / persistence / retrieval. Reactive model via representation of IDs: Mappings (signatures) dataflow inferred Augmentations.</text:p>
      <text:p text:style-name="Standard"/>
      <text:list xml:id="list1452499813" text:continue-numbering="true" text:style-name="WWNum2">
        <text:list-item>
          <text:list>
            <text:list-header>
              <text:h text:style-name="P13" text:outline-level="2"><text:bookmark-start text:name="__RefHeading__1108_1235111940"/><text:bookmark text:name="_4d34og8"/>Dataflow / Activation<text:bookmark-end text:name="__RefHeading__1108_1235111940"/></text:h>
            </text:list-header>
          </text:list>
        </text:list-item>
      </text:list>
      <text:p text:style-name="P9"/>
      <text:p text:style-name="P9">Event I/O (Quad Statements). Augmentations application. Dispatch: Signatures (Kinds). Apply transform (materialize event). Emit events (endpoints / filters / criteria streams signatures). Update graph listening events according its contents dataflow. </text:p>
      <text:p text:style-name="Standard"/>
      <text:p text:style-name="P4">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Standard"/>
      <text:p text:style-name="P4">Dataflow:</text:p>
      <text:p text:style-name="Standard"/>
      <text:p text:style-name="P4">Events: Message (functor) declarations matching Augmentation Mappings by signatures.</text:p>
      <text:p text:style-name="Standard"/>
      <text:p text:style-name="P4">Basic hypermedia browse (CRUD / transforms). HTTP verbs bound Message functors compatible for Resources (REST). Domain aggregated functors application (signatures).</text:p>
      <text:p text:style-name="Standard"/>
      <text:p text:style-name="P4">Encoding: XML / XSL / Template Scripts (functional runat: peer dialogs / reactive callbacks). Mappings declarations / encodings (primitives, wildcards, variables, placeholders templates: actual / result of, possible).</text:p>
      <text:p text:style-name="Standard"/>
      <text:p text:style-name="P4">Formalization: Functional / Object APIs. Reference / Data model. Sets, categories, models. SortedSet (hierarchical structures).</text:p>
      <text:p text:style-name="Standard"/>
      <text:p text:style-name="P4">Semantic resolution:</text:p>
      <text:p text:style-name="Standard"><text:soft-page-break/></text:p>
      <text:p text:style-name="P4">Query Resource(s) satisfying “criteria” (i.e.: Object(s) for predicate / Augmentation Mappings Forms / Flows) IDs by IDs resolution pattern: (Message applicable signatures : resolution result: Transform).</text:p>
      <text:p text:style-name="Standard"/>
      <text:p text:style-name="P4">Query Resources by role in context.</text:p>
      <text:p text:style-name="Standard"/>
      <text:p text:style-name="P4">Query Resources by attributes / values.</text:p>
      <text:p text:style-name="Standard"/>
      <text:p text:style-name="P4">Query Resources by identity / type.</text:p>
      <text:p text:style-name="Standard"/>
      <text:p text:style-name="P4">Streams. Signature filters:</text:p>
      <text:p text:style-name="Standard"/>
      <text:p text:style-name="P4">Streams: URIs, Resource, Statement, CSPO Roles, Kinds. Dataflow: index / order signatures dispatch, reactive (signatures).</text:p>
      <text:p text:style-name="Standard"/>
      <text:p text:style-name="P4">Context Kind: Functional stream of Context Statements (Occurrences).</text:p>
      <text:p text:style-name="Standard"/>
      <text:p text:style-name="P4">Subject Kind: Functional stream of Subject Statements (Occurrences).</text:p>
      <text:p text:style-name="Standard"/>
      <text:p text:style-name="P4">Predicate Kind: Functional stream of Predicate Statements (Occurrences).</text:p>
      <text:p text:style-name="Standard"/>
      <text:p text:style-name="P4">Object Kind: Functional stream of Object Statements (Occurrences).</text:p>
      <text:p text:style-name="Standard"/>
      <text:p text:style-name="P4">Messages: Dataflow Template matches signatures (Session level, enrichs Message with Model / Dialog prompts / contents alignments). Augmentation Functor applied over Message contents (Interaction level). Transform matching output signature emits (Session level, populated / prompts) output Message (parse Transform).</text:p>
      <text:p text:style-name="Standard"/>
      <text:p text:style-name="P4">Outputs are resolved by pattern matching with Transform, Message and existing Model data. Augmentations may play the role of “placeholder” Resource(s) which are bound to context aware Augmentations thus rendering Transforms into Model entities (including Mapping Augmentations themselves).</text:p>
      <text:p text:style-name="Standard"/>
      <text:p text:style-name="P4">Order / comparisons: tree representation ordered by Context Role class hierarchy, instances hierarchies and aggregation hierarchies. Resources order (IDs). Statements order (Statement IDs). Comparison criteria (choose relevant IDs). ToDo.</text:p>
      <text:p text:style-name="Standard"/>
      <text:p text:style-name="P4">Messages: Service Context URIs: Signature for face recognition (image URI / resource : domain, detection / search results endpoint / placeholder : range). Others services: ML Classification, Clustering, Regression, Services Index, Naming, Registry. Presets "inferred" models and augmentation services (populated / online learning).</text:p>
      <text:p text:style-name="Standard"/>
      <text:p text:style-name="P4">Augmented Semantic Content Types (img/xml;facesCoords).</text:p>
      <text:p text:style-name="Standard"/>
      <text:p text:style-name="P4">Upper Ontologies. Load. Grammar level services (schema browse, possible flows query / browse). Message: wildcards, variables, placeholders.</text:p>
      <text:p text:style-name="Standard"/>
      <text:list xml:id="list432342005" text:continue-numbering="true" text:style-name="WWNum2">
        <text:list-item>
          <text:list>
            <text:list-header>
              <text:h text:style-name="P13" text:outline-level="2"><text:bookmark-start text:name="__RefHeading__1110_1235111940"/><text:bookmark text:name="_2s8eyo1"/><text:soft-page-break/>Services<text:bookmark-end text:name="__RefHeading__1110_1235111940"/></text:h>
            </text:list-header>
          </text:list>
        </text:list-item>
      </text:list>
      <text:p text:style-name="Standard"/>
      <text:p text:style-name="P4">Base core services URIs (index, naming, registry). URI subclasses implementing / wrapping state for Resource monads offering protocols / addressing / content types / representations / backends / endpoints facades for services: DBs, <text:s/>(SOAP, REST, SPARQL, JCR), ML (predictions), inference, etc.</text:p>
      <text:p text:style-name="Standard"/>
      <text:p text:style-name="P4">External services I/O modelled as Resources in layers contexts. Layers (session, dialog, etc.). Node, Peer, Client, Connector, etc. Reactive / Event Driven. REST HATEOAS (dataflow). </text:p>
      <text:p text:style-name="Standard"/>
      <text:p text:style-name="P4">Applications:</text:p>
      <text:p text:style-name="Standard"/>
      <text:p text:style-name="P4">Hypermedia Dataflow Activation (reactive / event driven knowledge based contents). Dataflow layers.</text:p>
      <text:p text:style-name="Standard"/>
      <text:p text:style-name="P4">Distributed: Consistency. Inference of distributed state. Event sourcing. Trust. Reconciliation.</text:p>
      <text:p text:style-name="Standard"/>
      <text:p text:style-name="P4">Connected application sources (backends: EAI / ESB) and declaratively stated application models.</text:p>
      <text:p text:style-name="Standard"/>
      <text:p text:style-name="P4">Index, Naming, Registry.</text:p>
      <text:p text:style-name="Standard"/>
      <text:p text:style-name="P4">MapReduce.</text:p>
      <text:p text:style-name="Standard"/>
      <text:p text:style-name="P4">Blockchain DIDs.</text:p>
      <text:p text:style-name="Standard"/>
      <text:p text:style-name="P4">MapReduce (Encoding).</text:p>
      <text:p text:style-name="Standard"/>
      <text:p text:style-name="P4">Backend Connectors.</text:p>
      <text:p text:style-name="Standard"/>
      <text:p text:style-name="P4">DCI / MVC: JDBC / OGM / ORM / JCA / Activation JAF / Process Flows (state) semantics.</text:p>
      <text:p text:style-name="Standard"/>
      <text:p text:style-name="P4">Declarative hypermedia: REST / HAL / HATEOAS functional protocol.</text:p>
      <text:p text:style-name="Standard"/>
      <text:p text:style-name="P4">CMS / Wiki (API / Protocol / DAV). Docs. Forms (Docs APIs)</text:p>
      <text:p text:style-name="Standard"/>
      <text:list xml:id="list1689930100" text:continue-numbering="true" text:style-name="WWNum2">
        <text:list-header>
          <text:h text:style-name="P11" text:outline-level="1"><text:bookmark-start text:name="__RefHeading__1112_1235111940"/><text:bookmark text:name="_17dp8vu"/>Encoding<text:bookmark-end text:name="__RefHeading__1112_1235111940"/></text:h>
        </text:list-header>
      </text:list>
      <text:p text:style-name="Standard"/>
      <text:p text:style-name="P4">Encoding:</text:p>
      <text:p text:style-name="Standard"/>
      <text:p text:style-name="P4">Encoding: metaclass, class, instance, occurrence (contextual / nested / orders / ops) CSPO IDs. CURIEs.</text:p>
      <text:p text:style-name="Standard"/>
      <text:p text:style-name="P4">Encoding: Sets CSPO Contexts specification (sets quad encoding).</text:p>
      <text:p text:style-name="Standard"/>
      <text:p text:style-name="Standard"><text:span text:style-name="T1">Encoding: Functor application. Predicate: functor behavior, domain: statement predicate, </text:span><text:soft-page-break/><text:span text:style-name="T1">transform / range: statement object.</text:span></text:p>
      <text:p text:style-name="Standard"/>
      <text:p text:style-name="P4">Encoding: Levels (OntResource context hierarchy) reification: Message as Predicate, etc. Resource Monad (context statement / signatures). Functor aggregation: levels (type, role, alignment).</text:p>
      <text:p text:style-name="Standard"/>
      <text:p text:style-name="P4">Encoding: Grammars. OntResource hierarchy reification: rules (contexts) / non terminals (reified Predicates / Kinds). Aligned OntResource URLs: terminals. Augmentations: productions (functors).</text:p>
      <text:p text:style-name="Standard"/>
      <text:p text:style-name="P4">Link Grammars. Types: links left / right types defined when a shape / slot match satisfaction occurrs (roles).</text:p>
      <text:p text:style-name="P4"/>
      <text:p text:style-name="P4">JAF. Index / Naming / Registry (HATEOAS Forms / Flows navigation / states): DCI / MVC Engine.</text:p>
      <text:p text:style-name="Standard"/>
      <text:p text:style-name="P4">Dimensional:</text:p>
      <text:p text:style-name="Standard"/>
      <text:p text:style-name="P4">Value, Previous, Distance, Next. Dimension, Unit, Measure, Value (aggregated ordered statements layers).</text:p>
      <text:p text:style-name="Standard"/>
      <text:p text:style-name="P4">Value -&gt; distance(prev, next); ordering;</text:p>
      <text:p text:style-name="P4">Assert knowledge: 1h -&gt; 60min;</text:p>
      <text:p text:style-name="P4">Assert: dom-lun-mar-mie-jue-vie-sab;</text:p>
      <text:p text:style-name="P4">Assert: 1mt -&gt; 100cm; etc.</text:p>
      <text:p text:style-name="Standard"/>
      <text:p text:style-name="P4">Comparison / order: Alignments (prev, curr, next asserted knowledge). Next hour, location, city, country, next distance at next time at current speed. Event sourcing / tracking: married -&gt; marriage occurred.</text:p>
      <text:p text:style-name="Standard"/>
      <text:p text:style-name="P4">Order / comparisons: tree representation ordered by Context Role class hierarchy, instances hierarchies and aggregation hierarchies. Resources order (IDs). Statements order (Statement IDs). Comparison criteria (choose relevant IDs). ToDo. SortedSet hierarchies.</text:p>
      <text:p text:style-name="Standard"/>
      <text:p text:style-name="P4">Sort: cause / effect, temporal, etc. Messages align, functional map, fold, etc. Primitives. Encode layered statements ordering. Complement / supplement concepts definitions.</text:p>
      <text:p text:style-name="Standard"/>
      <text:p text:style-name="P4">(Value, Previous, Distance, Next); </text:p>
      <text:p text:style-name="P4">Person, Single, Marriage, Married;</text:p>
      <text:p text:style-name="P4">Man, Single, Marriage, Husband;</text:p>
      <text:p text:style-name="P4">Woman, Single, Marriage, Wife.</text:p>
      <text:p text:style-name="Standard"/>
      <text:p text:style-name="P4">Populate / align / annotate models with dimensional data. Model input: statements (model resources). Model specification: augment, sort statements. Model specification: specialization of base model layers. Resolve resolution statements order.</text:p>
      <text:p text:style-name="Standard"/>
      <text:p text:style-name="P4">Dimensional input set model specificatíon (from Statement layer, ordered SPOs: order criteria, comparisons. Kinds / class / occurrence / instance order criteria?).</text:p>
      <text:p text:style-name="Standard"/>
      <text:p text:style-name="P4"><text:soft-page-break/>Encoding:</text:p>
      <text:p text:style-name="Standard"/>
      <text:p text:style-name="P4">Cons lists. Binary Trees. Huffman / Prefix codes. RDF List serialization. Meta Resources / Models declarative statements Encoding, Addressing.</text:p>
      <text:p text:style-name="P4">Kinds, Signatures. Contents. Contextual metadata. Lattices. Roles. Sets (bitstring cuads). Definitions (elements). Operations. Rules. Categories. Groups. SortedSet hierarchies (3 digit octal set membership values).</text:p>
      <text:p text:style-name="Standard"/>
      <text:p text:style-name="P4">Kinds, Signatures. Contents. Contextual metadata. Sets (bitstring cuads). Lattices.</text:p>
      <text:p text:style-name="Standard"/>
      <text:p text:style-name="P4">(C (S (P (O, Nil))));</text:p>
      <text:p text:style-name="Standard"/>
      <text:p text:style-name="P4">(C2 (C (S (P, Nil)));</text:p>
      <text:p text:style-name="Standard"/>
      <text:p text:style-name="P4">Encoding / Dimensional example: role in context. X is Y for Z in W.</text:p>
      <text:p text:style-name="Standard"/>
      <text:p text:style-name="P4">(Z (W (X (Y))));</text:p>
      <text:p text:style-name="Standard"/>
      <text:p text:style-name="P4">(Man (Marriage (Man (Husband))));</text:p>
      <text:p text:style-name="Standard"/>
      <text:p text:style-name="P4">(Hour (Minute (1 (60))));</text:p>
      <text:p text:style-name="Standard"/>
      <text:p text:style-name="P4">Encoding, Dimensional, Meta Model. Units. Events. Order. Relations. Comparison. Input layers. Augmentation.</text:p>
      <text:p text:style-name="Standard"/>
      <text:p text:style-name="P4">Statement: (ID (ID (ID (ID, Nil))));</text:p>
      <text:p text:style-name="P4">(C (S (P (O, Nil))));</text:p>
      <text:p text:style-name="P4"/>
      <text:p text:style-name="P4">Model: Contexts class subjects instances occurrence role kinds attributes / values.</text:p>
      <text:p text:style-name="Standard"/>
      <text:p text:style-name="P4">Quad encoding: Context relative IDs (polygon). Order / comparisons: tree representation ordered by Context Role class hierarchy, instances hierarchies and aggregation hierarchies. Resources order (IDs). Statements order (Statement IDs). Comparison criteria (choose relevant IDs). ToDo.</text:p>
      <text:p text:style-name="Standard"/>
      <text:p text:style-name="P4">Dataflow: Order, Forms, Flows (Signatures, Mappings, hierarchies).</text:p>
      <text:p text:style-name="Standard"/>
      <text:p text:style-name="P4">State order (in context class hierarchies axes), comparison relations, iterations, flow, events, causal relations, units, enums, equivalence, etc.</text:p>
      <text:p text:style-name="Standard"/>
      <text:p text:style-name="P4">Data order: Resource Kind hierarchies.</text:p>
      <text:p text:style-name="P4">Schema order: Role Class hierarchies.</text:p>
      <text:p text:style-name="P4">Interaction order: Statement Context hierarchies.</text:p>
      <text:p text:style-name="Standard"/>
      <text:p text:style-name="P4">IDs: Addressing / Encoding. Semantic (signature, contents, context) resolvable / discoverable identifiers.</text:p>
      <text:p text:style-name="Standard"/>
      <text:p text:style-name="Standard"><text:span text:style-name="T1">Encoding, IDs: magic numbers (MIME types : Context Kinds), metaclass, class, instance, context, CSPO, etc. relations "contextual slots" for IDs. Resource resolution, Operation </text:span><text:soft-page-break/><text:span text:style-name="T1">(primes, encoded lattice, slots context relations) factors in Meta Model relations. Encode order, hierarchies, temporal, causal (reified), containment, etc. relations into IDs encoding. Ontology matching: encoded IDs roles in context aggregation / learning.</text:span></text:p>
      <text:p text:style-name="Standard"/>
      <text:p text:style-name="P4">Semiotic / Dimensional alignment / aggregation layers (lower resource alignment layers):</text:p>
      <text:p text:style-name="Standard"/>
      <text:p text:style-name="P4">Semiotic / Dimensional Alignment, Aggregation (known mappings)  : Class / ID Ontology Matching. Contextual IDs (infer occurrence contexts). Inference ID lookup of ID for desired satisfaction of given transforms / roles / operations.</text:p>
      <text:p text:style-name="Standard"/>
      <text:list xml:id="list1951692113" text:continue-numbering="true" text:style-name="WWNum2">
        <text:list-item>
          <text:list>
            <text:list-header>
              <text:h text:style-name="P13" text:outline-level="2"><text:bookmark-start text:name="__RefHeading__1114_1235111940"/><text:bookmark text:name="_3rdcrjn"/>RDF Quads<text:bookmark-end text:name="__RefHeading__1114_1235111940"/></text:h>
            </text:list-header>
          </text:list>
        </text:list-item>
      </text:list>
      <text:p text:style-name="Standard"/>
      <text:p text:style-name="P4">RDF Quads / Object Mapping (DOM / OGM)</text:p>
      <text:p text:style-name="Standard"/>
      <text:p text:style-name="P4">As RDF Quads encodes four URI values (CSPO Statement) an Object - RDF Quad elemental mapping could be implemented regarding an RDF Quad Statement CSPO as follows:</text:p>
      <text:p text:style-name="Standard"/>
      <text:p text:style-name="P4">(C: Context, S: Occurrence, P: Attribute, O: Value);</text:p>
      <text:p text:style-name="Standard"/>
      <text:p text:style-name="P4">where Context (C) is the URI of an Object Class identifier, Occurrence (S) is the URI of an Object Class Instance identifier and, aggregating same Class / Instance pairs, Attribute (P) and Value (O) are, respectively, Class Instance member (name, domain / range) and values for the aggregated (S) Object of Class (C).</text:p>
      <text:p text:style-name="Standard"/>
      <text:p text:style-name="P4">Contexts. Occurrences, Attributes, Values: Roles of Meta Resource(s) in contexts.</text:p>
      <text:p text:style-name="Standard"/>
      <text:p text:style-name="P4">Subject in Statement has Predicate and Object Attribute / Value (roles).</text:p>
      <text:p text:style-name="Standard"/>
      <text:p text:style-name="P4">Predicate in Statement has Subject and Object Attribute / Value (roles).</text:p>
      <text:p text:style-name="Standard"/>
      <text:p text:style-name="P4">Object in Statement has Subject and Predicate Attribute / Value (roles).</text:p>
      <text:p text:style-name="Standard"/>
      <text:p text:style-name="P4">Value as Occurrence of Attribute in Attribute Occurrence Context.</text:p>
      <text:p text:style-name="Standard"/>
      <text:p text:style-name="P4">Context Kind (signature): Subject Kind and Object Kind Attribute / Value (roles).</text:p>
      <text:p text:style-name="Standard"/>
      <text:p text:style-name="P4">Subject / Occurrence / Context / Role : Attribute, Value. Concepts. Semiotic Metamodel. Dimensional Encoding: each type as each (pair) kind. Pairs (tags / facets).</text:p>
      <text:p text:style-name="Standard"/>
      <text:p text:style-name="P4">Meta Model: Layers Resource relations:</text:p>
      <text:p text:style-name="P4">Instance, class, metaclass, occurrence, role. DOM, Actor / Context / Role.</text:p>
      <text:p text:style-name="Standard"/>
      <text:p text:style-name="P4">Layer Context: Statement class. Aggregates same Context Statement(s). Next layer metaclass (Occurrence)..</text:p>
      <text:p text:style-name="Standard"/>
      <text:p text:style-name="P4">Layer Occurrence: Statement Context metaclass. Aggregates same Context / Occurrence Statement(s). Previous layer context.</text:p>
      <text:p text:style-name="Standard"><text:soft-page-break/></text:p>
      <text:p text:style-name="P4">Layer Attribute: Statement Context Ocurrence Attribute (occurrence). Previous layer Occurrence.</text:p>
      <text:p text:style-name="Standard"/>
      <text:p text:style-name="P4">Layer Value: Statement Context Occurrence Attribute Value (role). Previous layer Attribute.</text:p>
      <text:p text:style-name="Standard"/>
      <text:p text:style-name="P4">Layer Aggregation begins with Model initial Statement having a new Context (class) “pushing” previous CSPO right, being the new class the new layer Context and CSP becoming SPO:</text:p>
      <text:p text:style-name="Standard"/>
      <text:p text:style-name="P4">(C, S, P, O) : (N, C, S, P).</text:p>
      <text:p text:style-name="Standard"/>
      <text:p text:style-name="P4">Functional / Object Oriented Resource API (Model, Statement, Semiotic, Dimensional layers, Meta Resources).</text:p>
      <text:p text:style-name="Standard"/>
      <text:p text:style-name="P4">RDF CSPO Quads store backend. RDFS / OWL inference</text:p>
      <text:p text:style-name="Standard"/>
      <text:p text:style-name="P4">Backend:</text:p>
      <text:p text:style-name="Standard"/>
      <text:p text:style-name="P4">Messages: Events IO / Persistence: Saga Activation / Passivation populating Node local Quad store / persisting peers via DIDs (inference enabled distributed consistency) semantic (resolvable / discoverable) identifiers.</text:p>
      <text:p text:style-name="Standard"/>
      <text:p text:style-name="P4">Messages: Dataflow Template matches signatures (Session level, enrichs Message with Model / Dialog prompts / content alignments). Augmentation Functor applied over Message contents (Interaction level). Transform matching output signature emits (Session level, populated / prompts) output Message.</text:p>
      <text:p text:style-name="Standard"/>
      <text:p text:style-name="P4">Core API: Model, URI, Resource, Role, Statement, Kind.</text:p>
      <text:p text:style-name="Standard"/>
      <text:p text:style-name="P4">Quads Context / Object: class by intension / extension. Transform matches Context signature, filters by Object(s) extension. Resource(s) specification.</text:p>
      <text:p text:style-name="Standard"/>
      <text:p text:style-name="P4">Reified Kind(s) / Meta Model. IDs, (Ont)Resource, Statement, Kind (reifying class / instances) contexts / occurrences / attributes / values. Encoding. Message dispatch, event bus routes. URIs / IDs mappings. Resource set specification (SortedSet hierarchies). resolution. Resolve concrete resources, Message expansion. Resolve Message / dialog (CRUD) semantics.</text:p>
      <text:p text:style-name="Standard"/>
      <text:p text:style-name="P4">Deployment / Use Cases:</text:p>
      <text:p text:style-name="Standard"/>
      <text:p text:style-name="P4">Purpose driven hypermedia activation Augmented Semantic Content type activation. Messages / gestures. Rules (commands / verbs).</text:p>
      <text:p text:style-name="Standard"/>
      <text:p text:style-name="P4">Browser referring context (Work, Peter, Employee). Resource URIs specialized implementations for different connectors / endpoints and content types (DB / OData, REST / HAL, etc.). Feature Resources backends (i.e.: URI for DB interaction).</text:p>
      <text:p text:style-name="Standard"/>
      <text:p text:style-name="P4">Purposes: Metamodel declarative goal statement. Fulfill flows (templates / forms: Messages).</text:p>
      <text:p text:style-name="Standard"/>
      <text:p text:style-name="Standard"><text:span text:style-name="T1">Goal: P2P service that connects to services / endpoints (DB, REST, etc.), homogenizes them </text:span><text:soft-page-break/><text:span text:style-name="T1">and exposes an API by which (augmented) knowledge of an stated entity is returned in response (protocol that entails queries / CRUD, object navigation in message / session state contexts). Peer shares / syncs with other peers.</text:span></text:p>
      <text:p text:style-name="Standard"/>
      <text:p text:style-name="P4">Goal: Intermediate API (HAL for example) aggregating previous objects knowledge (DCI, DOM, OGM, MVC)</text:p>
      <text:p text:style-name="Standard"/>
      <text:p text:style-name="P4">Goal: Semantic Browser. Homogenize diverse domains. Query examples. Search session history. Referrer semantics. Collected items in goals roles. Create session purpose document. Link to / from any addressable resource in context / role. Annotate source / destination context roles, attributes</text:p>
      <text:p text:style-name="Standard"/>
      <text:p text:style-name="P4">Core (upper / onto) Messages: Getters, setters, nav, etc. Domain Messages: raiseSal: setSal(sal * increment); promotion: setPosition.</text:p>
      <text:p text:style-name="Standard"/>
      <text:p text:style-name="P4">Event sourcing / tracking: married -&gt; marriage occurred. Dataflow: Messages hierarchy. Aggregate contexts from coarse to fine grained  transforms (raiseSal -&gt; setAttr, single - marryWith).</text:p>
      <text:p text:style-name="Standard"/>
      <text:p text:style-name="P4">Message dispatch, input statements resolve to applicable messages from switch from behavior to data layer invoking async microservice. Message case matching may involve entering and leaving data, schema and behavior paths if aggregated contexts matches more than one message. Visitor. Execution graph.</text:p>
      <text:p text:style-name="Standard"/>
      <text:p text:style-name="P4">Form / Template describing (reified as a Resource in a context model) declaratively subscriptions and actual exchange capabilities (dataflow). Mappings, Transforms.</text:p>
      <text:p text:style-name="Standard"/>
      <text:p text:style-name="P4">Processor which acts upon Resource events. Materialize results. Specify declaratively augmentations by means of messages. Metamodel model events I/O, flows.</text:p>
      <text:p text:style-name="Standard"/>
      <text:p text:style-name="P4">Hierarchies: layered quad statements are represented by a class hierarchy which root is the Resource&lt;T&gt; monad. There is a subclass relationship between each layer implementing class and the one of the next layer (Dynamic Object Model).</text:p>
      <text:p text:style-name="Standard"/>
      <text:p text:style-name="P4">Quads in the context role of lower layers represents occurrences of context enclosing layer.</text:p>
      <text:p text:style-name="Standard"/>
      <text:p text:style-name="P4">Assert class hierarchies, order relation (temporal, causal, containment, etc.) by attrs / vals, set / superset relations. TBD.</text:p>
      <text:p text:style-name="Standard"/>
      <text:p text:style-name="P4">Metamodel Message event driven I/O protocol:</text:p>
      <text:p text:style-name="Standard"/>
      <text:p text:style-name="P4">Discovery: All model kinds are browseable / discoverable. Encode behavior in statements / graph: Comparisons, order. Sort. Order (kinds hierarchy?) Pattern matching, iteration, jumps. Discovery: routes / signatures, next event in bus / graph. Dataflow.</text:p>
      <text:p text:style-name="Standard"/>
      <text:p text:style-name="P4">Express Augmentation (Alignment, Activation, Aggregation) as Messages / Transforms. Reified Model entity types / roles (CSPO, Kinds, Layers, etc.).</text:p>
      <text:p text:style-name="Standard"/>
      <text:p text:style-name="Standard"><text:span text:style-name="T1">Example: submitting Behavior layer grammar / context "template" initiates "dialog" for fulfill </text:span><text:soft-page-break/><text:span text:style-name="T1">Behavior expanding Message(s) and nested context layer statements (known / resolvable, new behavior / subitems) needed to complete / update full Behavior layers contexts graph.</text:span></text:p>
      <text:p text:style-name="Standard"/>
      <text:p text:style-name="P4">Augment. Alignment, Activation, Aggregation Message(s) : Resource set specifications (SortedSet).</text:p>
      <text:p text:style-name="Standard"/>
      <text:p text:style-name="P4">Dimensional input set model aggregation specificatíon (from Statement layer, ordered SPOs: order criteria, comparisons. Kinds / class / occurrence / instance order criteria?). Value, Previous, Distance, Next. Dimension, Unit, Measure, Value (aggregated ordered statements layers).</text:p>
      <text:p text:style-name="Standard"/>
      <text:p text:style-name="P4">I/O: Augmentations. Basic operation. Resource Set Specification (SortedSet / Statement) matching Model which returns augmented Message response (Model I/O).</text:p>
      <text:p text:style-name="Standard"/>
      <text:list xml:id="list704203429" text:continue-numbering="true" text:style-name="WWNum2">
        <text:list-item>
          <text:list>
            <text:list-header>
              <text:h text:style-name="P13" text:outline-level="2"><text:bookmark-start text:name="__RefHeading__1116_1235111940"/><text:bookmark text:name="_26in1rg"/>Semiotic Encoding<text:bookmark-end text:name="__RefHeading__1116_1235111940"/></text:h>
            </text:list-header>
          </text:list>
        </text:list-item>
      </text:list>
      <text:p text:style-name="Standard"/>
      <text:p text:style-name="P4">Subjects: attributes / values. Occurrences: contexts / roles.</text:p>
      <text:p text:style-name="Standard"/>
      <text:p text:style-name="P4">(Context, Occurrence, Attribute, Value);</text:p>
      <text:p text:style-name="P4">(Context, Sign, Concept, Object);</text:p>
      <text:p text:style-name="Standard"/>
      <text:p text:style-name="P4">Metaclass, class, instance, occurrence.</text:p>
      <text:p text:style-name="Standard"/>
      <text:p text:style-name="P4">Assert order / hierarchies / relations in dimensional axes. Containment (sets).</text:p>
      <text:p text:style-name="Standard"/>
      <text:p text:style-name="P4">Encode IDs: Context Kind, upper (meta) Resources (levels / layers). Resource contents / contexts (identify by occurrences in roles in other contexts, Meta Resources, layers class, metaclass, instance). Compose IDs (hierarchical graph properties encoded string) from outer to inner resources (Context, Kind, Occurrence, Role, Resource). "Operable" IDs (ClassIDs / InstanceIDs: Meta Model reifications / occurrences).</text:p>
      <text:p text:style-name="Standard"/>
      <text:p text:style-name="P4">Message parsing (Template, Message Context) matches Form / Flow Augmentation Mappings signatures.</text:p>
      <text:p text:style-name="Standard"/>
      <text:p text:style-name="P4">(Template, Context, Attribute, Value); Value as Context: hierarchical models. Same attributes: types / collections.</text:p>
      <text:p text:style-name="Standard"/>
      <text:p text:style-name="P4">Semiotic (encodings):</text:p>
      <text:p text:style-name="P4">(Context, Sign, Concept, Object);</text:p>
      <text:p text:style-name="P4">Object as Sign: Object properties (Concepts).</text:p>
      <text:p text:style-name="Standard"/>
      <text:p text:style-name="P4">Semiotic encoding: encode Meta Model (syntax facet) / Functional (Meta Model encoded pragmatic facet) / Dimensional (Meta Model encoded semantic facet) data / reference model (by contexts / upper alignments / aggregation).</text:p>
      <text:p text:style-name="Standard"/>
      <text:p text:style-name="P4">Facets contexts semiotic encoding. Facets IO (events) by semiotic encoding of facets input layers.</text:p>
      <text:p text:style-name="Standard"><text:soft-page-break/></text:p>
      <text:p text:style-name="P4">(Context, Sign, Concept, Object);</text:p>
      <text:p text:style-name="Standard"/>
      <text:p text:style-name="P4">Roles encoding: Object as Sign (properties), Sign as Object (types / roles), Concept as Sign / Object / Context, etc.</text:p>
      <text:p text:style-name="Standard"/>
      <text:p text:style-name="P4">Grammars encoding: express models contexts layers and augmentation templates in input contexts.</text:p>
      <text:p text:style-name="Standard"/>
      <text:p text:style-name="P4">DCI / DOM: Subject, Context, Occurrences, Roles, Attributes, Values, Activation.</text:p>
      <text:p text:style-name="Standard"/>
      <text:p text:style-name="P4">Semiotic, Meta Model, Dimensional, Functional DOM. DOM Contexts. DOM Functors. Resources Contexts (CSPO Monads: encoding / addressing).</text:p>
      <text:p text:style-name="Standard"/>
      <text:p text:style-name="P4">Activate able DOM Contexts: DOM views (object mappings, etc.).</text:p>
      <text:p text:style-name="Standard"/>
      <text:p text:style-name="P4">Map Reduce encoding inputs, grammar templates context mappings. Emit Semiotic reference / data model parent / child properties encoding (Context / SPOs, Context:Subject / POs, etc.).</text:p>
      <text:p text:style-name="Standard"/>
      <text:p text:style-name="P4">Model / Semiotic reification.</text:p>
      <text:p text:style-name="P4">Facets / Levels / Shapes: Aligned entities / values occurring in aligned models / dimensions.</text:p>
      <text:p text:style-name="Standard"/>
      <text:p text:style-name="P4">(Context, Sign, Concept, Object);</text:p>
      <text:p text:style-name="P4">Resource Monad / Message Functor (Contexts hierarchy parent). Resource&lt;Context&gt;. Events bindings. Message / Augmentation event declarations / instances.</text:p>
      <text:p text:style-name="Standard"/>
      <text:p text:style-name="Standard"><text:span text:style-name="T1">Order: SortedSet, hierarchies, common upper types rels</text:span><text:bookmark text:name="_lnxbz9"/><text:span text:style-name="T1">.</text:span></text:p>
      <text:p text:style-name="Standard"/>
      <text:list xml:id="list1695944735" text:continue-numbering="true" text:style-name="WWNum2">
        <text:list-item>
          <text:list>
            <text:list-header>
              <text:h text:style-name="P13" text:outline-level="2"><text:bookmark-start text:name="__RefHeading__1118_1235111940"/>Normalization<text:bookmark-end text:name="__RefHeading__1118_1235111940"/></text:h>
            </text:list-header>
          </text:list>
        </text:list-item>
      </text:list>
      <text:p text:style-name="Standard"/>
      <text:p text:style-name="P4">Radix, Digit, Position. SPO: radix:digit. Radix: resource count. Digit: resource radix index. Position: context hierarchy aggregation. Normalized radix encoding: metaclass, class, instance, occurrence context metadata operable IDs. Example: Base 2 normalization, concepts lattice bitstring (routing tables), boolean operations metadata extraction / traversal (contexts masks). IPv6 addresses. Masks (contexts), routes. Address resolution resolves recursively expanded (CSPO hierarchy contexts / occurrences / attributes / values) resources representations (graph statements members nested browseable addresses of ID contexts). Addresses representing behaviors (HATEOAS: browse representation links / addresses renders state / operations, i.e.: address plus according referrer context and representation addresses links states CRUD operations).</text:p>
      <text:p text:style-name="Standard"/>
      <text:p text:style-name="P4">Normalization: contextual form IDs. Internal four sides polygon angles for each CSPO addressable IDs. Embed operable meta data in CSPO contextual IDs. Vector space model like. Polynomial coefficients / factors. Adjacency matrix / tensor. Embeddings.</text:p>
      <text:p text:style-name="Standard"/>
      <text:p text:style-name="P4">CAM (Ternary bitstring). Routes. CSPO Functional Mappings (contextual / occurrences vector IDs).</text:p>
      <text:p text:style-name="Standard"><text:soft-page-break/></text:p>
      <text:p text:style-name="P4">Encode IDs: Context Kind, upper (meta) Resources (levels / layers). Resource contents / contexts (identify by occurrences in roles in other contexts, Meta Resources, layers class, metaclass, instance). Compose IDs (hierarchical graph properties encoded string) from outer to inner resources (Context, Kind, Occurrence, Role, Resource). "Operable" IDs (ClassIDs / InstanceIDs: Meta Model reifications / occurrences).</text:p>
      <text:p text:style-name="Standard"/>
      <text:p text:style-name="P4">Encode common upper Semiotic / Dimensional Model: Reference Model.</text:p>
      <text:p text:style-name="P4">Encode Kind / Context hierarchies.</text:p>
      <text:p text:style-name="P4">Encode Augmentation(s) as Resource descriptions (Resource occurrence of Augmentation).</text:p>
      <text:p text:style-name="P4">Encode Model(s) as Respurce set. Meta Resources, layers Contexts, Kinds (reified).</text:p>
      <text:p text:style-name="P4">Encode Graph Execution Semantics. Dataflow: Context Kind signatures. Iteration, conditional jumps.</text:p>
      <text:p text:style-name="P4"/>
      <text:p text:style-name="P4">Object occurrence of Predicate.</text:p>
      <text:p text:style-name="P4">Sets. Quads. SortedSet.</text:p>
      <text:p text:style-name="P4">Metaclass / Class / Instance.</text:p>
      <text:p text:style-name="P4">Class / Instance ID pairs:</text:p>
      <text:p text:style-name="P4">Subject / Context / Role : Attribute, Value. Metamodel. Encoding: each type as each (pair) kind. Pairs.</text:p>
      <text:p text:style-name="Standard"/>
      <text:p text:style-name="P4">Semiotic encoding:</text:p>
      <text:p text:style-name="P4">(Context, Sign, Concept, Object);</text:p>
      <text:p text:style-name="P4">Value as Occurrence of Attribute in Attribute Occurrence Context. Meta Resource context roles).</text:p>
      <text:p text:style-name="Standard"/>
      <text:p text:style-name="P4">Encoding: recursive resource quads encoding hierarchy, order, class, instance, attributes. Operate inferences over (upper) patterns (bitstring / lattice). Meta Model, Facets, Levels. Specifications: Signatures, Forms, Flows (encode events / transforms provenance).</text:p>
      <text:p text:style-name="Standard"/>
      <text:p text:style-name="P4">Order / Comparison: Ternary truth values results (previous / parent, current / OK, next / children) according Predicates for a Message resource set and and a Mapping comparison (apply augmentation). Octal relations.</text:p>
      <text:p text:style-name="Standard"/>
      <text:list xml:id="list337515794" text:continue-numbering="true" text:style-name="WWNum2">
        <text:list-item>
          <text:list>
            <text:list-header>
              <text:h text:style-name="P13" text:outline-level="2"><text:bookmark-start text:name="__RefHeading__1120_1235111940"/>Parsing<text:bookmark-end text:name="__RefHeading__1120_1235111940"/></text:h>
            </text:list-header>
          </text:list>
        </text:list-item>
      </text:list>
      <text:p text:style-name="Standard"/>
      <text:p text:style-name="P4">Parsing: extract propositions, knowledge assertions (in a domain ontology). Assert propositions links, order, concepts relations (between domains). Link Grammar. ISO TMDM / TMRM.</text:p>
      <text:p text:style-name="Standard"/>
      <text:p text:style-name="P4">Parsing: extract prescriptions, knowledge rules (in domain ontology concepts relations: causal, requirements, etc.). StratML.</text:p>
      <text:p text:style-name="Standard"/>
      <text:p text:style-name="P4">Parsing: infer possible statements propositions / prescriptions productions. Link Grammar Disjuncts. Embeddings.</text:p>
      <text:p text:style-name="Standard"/>
      <text:p text:style-name="P4">Functor / Parser signature:</text:p>
      <text:p text:style-name="P4"><text:soft-page-break/>(((O, S), P), C);</text:p>
      <text:p text:style-name="Standard"/>
      <text:p text:style-name="P4">Behavior statements.</text:p>
      <text:p text:style-name="P4">Layers shape is as follow:<text:line-break/></text:p>
      <text:p text:style-name="P4">Resource : Functional URI wrapper.</text:p>
      <text:p text:style-name="P4"><text:line-break/>(Context : Resource, Occurrence : Resource, Attribute : Resource, Value : Resource);</text:p>
      <text:p text:style-name="Standard"/>
      <text:p text:style-name="P4">CSPO Names are according roles (Meta Resource) in the Model. For example: layer Occurrence is parent layer class.<text:line-break/><text:line-break/>Each layer abstract instances of its own contexts instances.<text:line-break/></text:p>
      <text:p text:style-name="P4">Input Layer: (CSPO layer):</text:p>
      <text:p text:style-name="P4">(Transaction, someOne, buys, someProduct);</text:p>
      <text:p text:style-name="P4"><text:line-break/>Statement (data layer instance):</text:p>
      <text:p text:style-name="P4">Inputs regarding the same context are aggregated into data layer instance.</text:p>
      <text:p text:style-name="P4"><text:line-break/>(Statement, Occurrence, Attribute, Value);<text:line-break/>(transactionStatement, someOne, buys someProduct);</text:p>
      <text:p text:style-name="P4"><text:line-break/>Entity (data layer class):</text:p>
      <text:p text:style-name="P4">Aggregated Statement and Occurrence Statement occurrences reified into an Entity along with its Occurrences Attributes.</text:p>
      <text:p text:style-name="P4"><text:line-break/>(Entity, Statement, Occurrence, Attribute);</text:p>
      <text:p text:style-name="P4">(someTransaction, transactionStatement, someOne, buys);</text:p>
      <text:p text:style-name="Standard"/>
      <text:p text:style-name="P4">Role / Kind (schema layer instance):</text:p>
      <text:p text:style-name="P4">Aggregated Entity and Statement Entity occurrences reified into a Role / Kind along with its Statements and Occurrences.</text:p>
      <text:p text:style-name="P4"><text:line-break/>(Role / Kind, Entity, Statement, Occurrence);<text:line-break/>(someBuyer, someTransaction, transactionStatement, someOne);<text:line-break/><text:line-break/>Class (schema layer class):</text:p>
      <text:p text:style-name="P4">Aggregated Role and Entity Role occurrences reified into a Class along with its Entities and Statements.</text:p>
      <text:p text:style-name="P4"><text:line-break/>(Class, Role, Entity, Statement);<text:line-break/>(Person, someBuyer, someTransaction, transactionStatement);<text:line-break/><text:line-break/>Flow (behavior layer instance):</text:p>
      <text:p text:style-name="P4">Aggregated Class and Role Class occurrences reified into a Flow along with its Roles and Entities.</text:p>
      <text:p text:style-name="Standard"><text:span text:style-name="T1"><text:line-break/>(Flow, Class, Role, Entity);<text:line-break/></text:span><text:soft-page-break/><text:span text:style-name="T1">(someBuy, Person, someBuyer, someTransaction);<text:line-break/><text:line-break/>Behavior (behavior layer class):</text:span></text:p>
      <text:p text:style-name="P4">Aggregated Class and Role Class occurrences reified into a Behavior along with its Classes and Roles.</text:p>
      <text:p text:style-name="P4"><text:line-break/>(Behavior, Flow, Class, Role);<text:line-break/>(Buy, someBuy, Person, someBuyer);</text:p>
      <text:p text:style-name="Standard"/>
      <text:p text:style-name="P4">Then, each Model aggregates its Statements in the form (for example):</text:p>
      <text:p text:style-name="Standard"/>
      <text:p text:style-name="P4">(Model Impl, Buy, someBuy, Person); Interaction / Meta Model.<text:line-break/><text:line-break/>This "aggregations" are part of what I call "Augmentation(s)": Aggregation, Alignment and Activation are ones of those, which are functional transforms described declaratively in an object graph Meta Model. The act of applying an Augmentation implies one source Message Resource (context layer), one matching Template Resource (input signature) an Augmentation (Interaction functor) a Transform Resource (output signature) and a resulting (set of) Message Resource(s) materialized as further layers instances / Messages to be “parsed” by further corresponding Augmentations of matching Template signatures (dataflow).</text:p>
      <text:p text:style-name="Standard"/>
      <text:list xml:id="list1553838790" text:continue-numbering="true" text:style-name="WWNum2">
        <text:list-header>
          <text:h text:style-name="P11" text:outline-level="1"><text:bookmark-start text:name="__RefHeading__1122_1235111940"/><text:bookmark text:name="_1ksv4uv"/>Protocol<text:bookmark-end text:name="__RefHeading__1122_1235111940"/></text:h>
        </text:list-header>
      </text:list>
      <text:p text:style-name="Standard"/>
      <text:p text:style-name="P4">Forms, Flows: Meta Model Behavior. Forms / Flows APIs: grammar / semiotic / levels / dimensionally augmented / aware.</text:p>
      <text:p text:style-name="Standard"/>
      <text:list xml:id="list1112321748" text:continue-numbering="true" text:style-name="WWNum2">
        <text:list-item>
          <text:list>
            <text:list-header>
              <text:h text:style-name="P13" text:outline-level="2"><text:bookmark-start text:name="__RefHeading__1124_1235111940"/><text:bookmark text:name="_44sinio"/>Addressing<text:bookmark-end text:name="__RefHeading__1124_1235111940"/></text:h>
            </text:list-header>
          </text:list>
        </text:list-item>
      </text:list>
      <text:p text:style-name="Standard"/>
      <text:p text:style-name="P4">Addresses browse state transforms: navigation renders context layers statements transforms with contextual browsing state (IDs, referrer, contextual / occurrences vector IDs, metadata) as parameters. Contexts navigation (Forms, Flows) as functors. Navigation state transforms: possible activations context / argument / attributes / values. Dialog / prompts (argument resources navigation state transforms).</text:p>
      <text:p text:style-name="Standard"/>
      <text:p text:style-name="P4">Encoding: nested shapes of recursive cuads (till primitives) identifiers. Patterns / expressions: wildcards, variables, placeholders:</text:p>
      <text:p text:style-name="Standard"/>
      <text:p text:style-name="P4">[[123, 456, _b, $a][_b][*][$a]]</text:p>
      <text:p text:style-name="Standard"/>
      <text:p text:style-name="P4">IDs: Addressing / Encoding. Semantic (signature, contents, context) resolvable / discoverable identifiers. Resolution / injection (templates).</text:p>
      <text:p text:style-name="Standard"/>
      <text:p text:style-name="P4">Siblings: previous / next (Semiotic containment relationship / roles). To do.</text:p>
      <text:p text:style-name="Standard"/>
      <text:p text:style-name="P4">Hierarchies: common parent / children (Semiotic containment relationship / roles). To do.</text:p>
      <text:p text:style-name="Standard"/>
      <text:p text:style-name="P4"><text:soft-page-break/>Semiotic model: reification / primitives / upper ontology (meta model, inferred / aggregated). Levels: syntax / grammars, semantics, pragmatics. To do.</text:p>
      <text:p text:style-name="Standard"/>
      <text:p text:style-name="P4">Augmentations: addressing (HATEOAS) browsing of: Aggregation, Alignment, Activation transforms (Behavior Messages).</text:p>
      <text:p text:style-name="Standard"/>
      <text:p text:style-name="P4">Message: Augmentation (materialised Resource set) specification (functor). Event declaration (I/O patterns bindings). Context layers monad publishes / subscribes (dataflow bindings pipelines).</text:p>
      <text:p text:style-name="Standard"/>
      <text:p text:style-name="P4">Ontology matching: signatures encoding. Dimensional ordered aggregated measures. Sets. Semiotic reification.</text:p>
      <text:p text:style-name="Standard"/>
      <text:list xml:id="list149535453" text:continue-numbering="true" text:style-name="WWNum2">
        <text:list-item>
          <text:list>
            <text:list-header>
              <text:h text:style-name="P13" text:outline-level="2"><text:bookmark-start text:name="__RefHeading__1126_1235111940"/><text:bookmark text:name="_2jxsxqh"/>Low level<text:bookmark-end text:name="__RefHeading__1126_1235111940"/></text:h>
            </text:list-header>
          </text:list>
        </text:list-item>
      </text:list>
      <text:p text:style-name="Standard"/>
      <text:p text:style-name="P4">Forms, Flows: Meta Model Behavior / Flow APIs grammar / semiotic / levels / dimensionally augmented / aware. From core model levels to dialog / gestures interaction relations / resources (session level model resources).</text:p>
      <text:p text:style-name="Standard"/>
      <text:p text:style-name="P4">Model: RDF Backend.</text:p>
      <text:p text:style-name="Standard"/>
      <text:p text:style-name="P4">URIs Services: API for plugging whatever connector may be implemented for behaving in a reactive resource message oriented fashion (backends).</text:p>
      <text:p text:style-name="Standard"/>
      <text:p text:style-name="P4">Resource: Abstracts (wraps) URIs Services in a functional API (Resource streams). DOM, Actor / Context / Role (Meta Resources).</text:p>
      <text:p text:style-name="Standard"/>
      <text:p text:style-name="P4">Augmentation: Parse Message (event: context quad) according Template (pattern), materialize output Transform. Algorithm (TBD): case classes, pattern matching, destructuring, Resource monad chained operations (Template: functor) functional streams, ADTs.</text:p>
      <text:p text:style-name="Standard"/>
      <text:p text:style-name="P4">Dataflow, Reactive: Resource Monad handling of wrapped URIs messages / events I/O via HTTP verbs. Augmentation: Model, Context instance / class (layers), Resources producing / reacting to events. Endpoints: Discovery / Location / Resolution services. URI APIs (signatures discovery).</text:p>
      <text:p text:style-name="Standard"/>
      <text:p text:style-name="P4">Meta Graph / Model, Meta Resource(s): Resources / Messages reifying "patterns" on inputs (URI, Resource, Statement, Kind(s), Context, Occurrence, Attribute, Value, Layer Context classes, etc.). Declarative statement for Augmentation shapes applyied to input contexts.</text:p>
      <text:p text:style-name="Standard"/>
      <text:p text:style-name="P4">Model Meta Resource: Model components reified Resource types / instances (URIs, Resource, Statement, Context : Layer, Kind, etc.). Augmentation templates "placeholders" (signatures, matching of common upper resources).</text:p>
      <text:p text:style-name="Standard"/>
      <text:p text:style-name="P4">Kinds (Application): Basic type inference. Applied over layers CSPO during Activation Augmentation.</text:p>
      <text:p text:style-name="Standard"/>
      <text:p text:style-name="P4"><text:soft-page-break/>Source / Session / Pragma levels. DCI. Data / Information / Knowledge. Syntax, Semantic, Pragmatic. Model state: Context (Resource : data), Kind (Grammar : schema), Dimension (behavior). Context Kind(s) signatures: Dataflow.</text:p>
      <text:p text:style-name="Standard"/>
      <text:p text:style-name="P4">Message: Dataflow matches Template signatures: interactions. Apply Augmentation Functors over Message contents (interactions enrich Message with Models contents: ontology matching / Levels / Facets). Materialize / emit dialog / prompts Message (enrich Message from Models / reactive IO events). CQRS. Dialog (EAI pattern: Isis docs).</text:p>
      <text:p text:style-name="Standard"/>
      <text:p text:style-name="P4">Augmentations: matching Events Functors aggregate / align / activate (classify) sources of ontology matched data / schema / behavior enabling semantic layers interoperation.</text:p>
      <text:p text:style-name="Standard"/>
      <text:p text:style-name="P4">Aggregation: Infer input data streams data, schema, behavior class / instance context layers statement CSPO roles.</text:p>
      <text:p text:style-name="Standard"/>
      <text:p text:style-name="P4">Alignment: Infer layer missing / deducible attributes and values for CSPO Subjects.</text:p>
      <text:p text:style-name="Standard"/>
      <text:p text:style-name="P4">Activation: Infer layer CSPO Kind / Roles. Basic type system.</text:p>
      <text:p text:style-name="Standard"/>
      <text:p text:style-name="P4">Ontology matching: Dataflow: sort statements. Form / Flow Dimensional Metadata. Units. Equivalences. Distances / events (order). Services (Augmentation / Context Functors Meta Model mappings / transforms).</text:p>
      <text:p text:style-name="Standard"/>
      <text:p text:style-name="P4">Explain ontology matching: data, schema, behavior alignments. Layers. Levels. Facets. Meta Resources / Model. IDs, Encoding / Addressing.</text:p>
      <text:p text:style-name="Standard"/>
      <text:p text:style-name="P4">Encoding. Functional, Semiotic, Dimensional (Facets). Layers. Levels. Meta Resource / Model. Sets. Value as occurrence of attribute. metaclass / class / instance IDs.</text:p>
      <text:p text:style-name="Standard"/>
      <text:p text:style-name="P4">Functionsl / Semiotic / Dimensional layers / levels examples / alignments. Model, URIs, Resource, Contexts Functional APIs. Meta Model / Resources encoding. Mappings.</text:p>
      <text:p text:style-name="Standard"/>
      <text:p text:style-name="P4">IDs: Addressing / Encoding. Semantic (signature, contents, context) resolvable / discoverable identifiers.</text:p>
      <text:p text:style-name="Standard"/>
      <text:list xml:id="list1049494664" text:continue-numbering="true" text:style-name="WWNum2">
        <text:list-item>
          <text:list>
            <text:list-header>
              <text:h text:style-name="P13" text:outline-level="2"><text:bookmark-start text:name="__RefHeading__1128_1235111940"/><text:bookmark text:name="_z337ya"/>Hypermedia Activation<text:bookmark-end text:name="__RefHeading__1128_1235111940"/></text:h>
            </text:list-header>
          </text:list>
        </text:list-item>
      </text:list>
      <text:p text:style-name="Standard"/>
      <text:p text:style-name="P4">Addressing (hypermedia):</text:p>
      <text:p text:style-name="Standard"/>
      <text:p text:style-name="P4">Content Type: Metaclass</text:p>
      <text:p text:style-name="P4">Resource: Class</text:p>
      <text:p text:style-name="P4">Representation: Instance</text:p>
      <text:p text:style-name="P4">Address: Occurrence / Response (Materialised Message Augmentation)</text:p>
      <text:p text:style-name="P4">Request: Message (state flow). Context DOM event API: Request Message Resource in possible domain / range / mapping contexts.</text:p>
      <text:p text:style-name="Standard"/>
      <text:p text:style-name="Standard"><text:span text:style-name="T1">Purpose / content type driven (state / rendering / roles / links /contexts / data / flows / </text:span><text:soft-page-break/><text:span text:style-name="T1">attributes) declarative hypermedia activation application. Model, Application, Domain ontology / upper resources (connectors). Generic API / metamodel (DCI: Form / Flow) client. Extension protocols / APIs. Meta Model levels: from abstract to concrete applications.</text:span></text:p>
      <text:p text:style-name="Standard"/>
      <text:p text:style-name="P4">Encoding:</text:p>
      <text:p text:style-name="Standard"/>
      <text:p text:style-name="P4">Rendering: S: current document URL, P: link tag body, O: href, rel: Context (referrer). Navigation: GET / headers. GET (navigate, possible resources, posible contexts / subjects / attributes): CRUD / Contexts aggregation / transforms / matching. Encoding: CRUD / browse layers (CSPO Patterns Forms / Flows layers de-aggregations / faceted traversals).</text:p>
      <text:p text:style-name="Standard"/>
      <text:p text:style-name="P4">Encoding, APIs: REST HATEOAS, JSON-LD, HAL. Distributed (normalized) address ID spaces.</text:p>
      <text:p text:style-name="Standard"/>
      <text:p text:style-name="P4">Layers down / up traversal:</text:p>
      <text:p text:style-name="Standard"/>
      <text:p text:style-name="P4">C: Anchor rel (referrer);</text:p>
      <text:p text:style-name="P4">S: Current URL;</text:p>
      <text:p text:style-name="P4">P: Anchor tag body;</text:p>
      <text:p text:style-name="P4">O: Anchor href;</text:p>
      <text:p text:style-name="Standard"/>
      <text:p text:style-name="P4">Layers up / down traversal:</text:p>
      <text:p text:style-name="Standard"/>
      <text:p text:style-name="P4">C: Current URL;</text:p>
      <text:p text:style-name="P4">S: Anchor rel / referrer;</text:p>
      <text:p text:style-name="P4">P: Anchor tag body;</text:p>
      <text:p text:style-name="P4">O: Anchor href;</text:p>
      <text:p text:style-name="Standard"/>
      <text:p text:style-name="P4">Activation Protocol:</text:p>
      <text:p text:style-name="Standard"/>
      <text:p text:style-name="P4">Protocol: Input statements for querying augmented knowledge (Specification Forms / Flows). Browse result model graphs. Input statements encoding queries / commands: grammars, reified message contexts (templates / forms). Browseable models, contexts, interactions (state / content semantic activation). Dataflow according Messages input signatures.</text:p>
      <text:p text:style-name="Standard"/>
      <text:p text:style-name="P4">Dataflow embedding: Resources reifying global state. Specifications: Forms, Flows. Augmentation Dataflow: Functional declarative way of stating Augmentation Transforms over Messages / Resources matching / populated by input Templates performing output Mappings Augmentation reflecting input, model and behavior state.</text:p>
      <text:p text:style-name="Standard"/>
      <text:p text:style-name="P4">Source / Grammar / Pragma Levels.</text:p>
      <text:p text:style-name="P4">Functional / Dimensional / Semantic Facets.</text:p>
      <text:p text:style-name="P4">Reactive Entities: Resource, Model, Message, Kind.</text:p>
      <text:p text:style-name="Standard"/>
      <text:p text:style-name="P4">Entities: ID (routes), State (ctx / rel pointers, occurrences). Streams, Dataflow (routes / bindings: addressing).</text:p>
      <text:p text:style-name="P4">Transforms, Augmentation (functors / mappings).</text:p>
      <text:p text:style-name="Standard"/>
      <text:p text:style-name="P4">Dataflow: Message / Model / Augmentation / Model / Message.</text:p>
      <text:p text:style-name="P4"><text:soft-page-break/><text:line-break/>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Standard"/>
      <text:p text:style-name="P4">Annotate, link, browse resources instances, classes, metaclasses, occurrences in roles in contexts, attributes / values. Services / clients: endpoints: Virtualization (wrapper protocols).</text:p>
      <text:p text:style-name="P4"><text:line-break/>Semantically annotated content types: image/png;face, text/xml;faceImgCoords. RDF schemas describing content, attributes, links in context / target roles. Content types: labels (schemas).</text:p>
      <text:p text:style-name="Standard"/>
      <text:list xml:id="list1861629294" text:continue-numbering="true" text:style-name="WWNum2">
        <text:list-item>
          <text:list>
            <text:list-header>
              <text:h text:style-name="P13" text:outline-level="2"><text:bookmark-start text:name="__RefHeading__1130_1235111940"/><text:bookmark text:name="_3j2qqm3"/>Facets / Levels<text:bookmark-end text:name="__RefHeading__1130_1235111940"/></text:h>
            </text:list-header>
          </text:list>
        </text:list-item>
      </text:list>
      <text:p text:style-name="Standard"/>
      <text:p text:style-name="P4">Forms, Flows: Meta Model Behavior / Flow APIs grammar / semiotic / levels / dimensionally augmented. From core model levels to dialog / gestures interaction relations / resources (session level model resources).</text:p>
      <text:p text:style-name="Standard"/>
      <text:p text:style-name="P4">Functors: Augmentation declaration: Meta Model definitions (Context class / instances). Message: dataflow matches Template signatures: interactions. Apply Augmentation Functors over Message contents (interactions enrich Message with Models contents: ontology matching / Levels / Facets). Materialize / emit dialog / prompts Message (enrich Message from Models / reactive IO events / Mapping Transform).</text:p>
      <text:p text:style-name="Standard"/>
      <text:p text:style-name="P4">Models have “Ontology” Levels. Levels are Layers (of the Model) which are feed into its input Layer with (instance) Statements aggregated from initial input data (Data Level) aggregated into subsequent layers. Schema Level instances feeds the Model input conforming a Session (context / grammars) ontology Level. Then, behavior Level instances feeds the Model input conforming an Interaction (behavior) ontology Level.</text:p>
      <text:p text:style-name="Standard"/>
      <text:p text:style-name="P4">Levels: (upper) ontology aggregation layers from primitives until application / domain concepts.</text:p>
      <text:p text:style-name="Standard"/>
      <text:p text:style-name="P4">Model source level: Input Statements coming from plain RDF Quads aggregated according Data / Schema / Layers Augmentation(s). Base facts Model Level. ToDo.</text:p>
      <text:p text:style-name="Standard"/>
      <text:p text:style-name="P4">Model session level: Aggregate Source (Backend) Level Schema layer Statements as Model Session level Data layer input. Reify Schema (roles / grammars). ToDo.</text:p>
      <text:p text:style-name="Standard"/>
      <text:p text:style-name="P4">Model interaction (domain) level: Aggregate Session Level Behavior layer Statements as Model Data level Data layer input. Reify behaviors (context / interactions).</text:p>
      <text:p text:style-name="Standard"/>
      <text:p text:style-name="P4">Declarative application protocol use case upper ontology levels (Action… Gesture, etc).</text:p>
      <text:p text:style-name="P4"><text:soft-page-break/></text:p>
      <text:p text:style-name="P4">Reification: All Model layers and types reified into Resource hierarchy (sub class relationship). </text:p>
      <text:p text:style-name="P4"/>
      <text:p text:style-name="P4">Example: Source, Grammar, Pragma (Session Dialogs / Prompts) levels.</text:p>
      <text:list xml:id="list2096432693" text:continue-numbering="true" text:style-name="WWNum2">
        <text:list-item>
          <text:list>
            <text:list-header>
              <text:h text:style-name="P13" text:outline-level="2"><text:bookmark-start text:name="__RefHeading__1132_1235111940"/><text:bookmark text:name="_1ci93xb"/>Features / APIs<text:bookmark-end text:name="__RefHeading__1132_1235111940"/></text:h>
            </text:list-header>
          </text:list>
        </text:list-item>
      </text:list>
      <text:p text:style-name="Standard"/>
      <text:p text:style-name="P4">Integration of addressable resources. Reactive I/O (sync back ends). Content type driven semantic augmentation / annotations.</text:p>
      <text:p text:style-name="Standard"/>
      <text:p text:style-name="P4">Augmentation of distributed resources. Annotations (Semantic / ML). API for resource / schema / interactions exploration / protocol for message based API "dialogs" execution. HAL (Hypertext Application Language), OData (REST) like interfaces.</text:p>
      <text:p text:style-name="Standard"/>
      <text:p text:style-name="P4">Hypermedia Activation. Addressing. Link extended content types resources elements / parts with other resources addressed elements.</text:p>
      <text:p text:style-name="Standard"/>
      <text:p text:style-name="P4">Syndication (contextual hypermedia activation): QA. Polls. Learning. Profiles. Guided task (wizards), guided editors: Context: Goal / Purpose.</text:p>
      <text:p text:style-name="Standard"/>
      <text:p text:style-name="P4">MDM. Provenance. Versioning. Dimensional context values / queries. Model Facets APIs: Functional, Semiotic, Dimensional Dataflow contexts / order / roles HATEOAS APIs workflows. Protocol: Dialog. Browse / analyze / transform "activations" (REST / JAF) according Facets. Clients / Connectors. OGM.</text:p>
      <text:p text:style-name="Standard"/>
      <text:p text:style-name="P4">Contents / Features (Mision / Vision). Distributed consistent Knowledge Applications. Trust. Consistency. Event sourcing. Inferencing (of distributed state). Reconciliation.</text:p>
      <text:p text:style-name="Standard"/>
      <text:p text:style-name="P4">Certify distributed Entity / Subject Identity / State (in roles / dimensional points). Class / instance alignment (matching).</text:p>
      <text:p text:style-name="Standard"/>
      <text:p text:style-name="P4">Integration: Augment sources / back ends. Model I/O materialized in source (plugged) application / services back ends.</text:p>
      <text:p text:style-name="Standard"/>
      <text:p text:style-name="P4">Integration: Extension. Extended functionalities data / schema / behavior exposed as services external to source (plugged) applications. Sync (Augment). Declaratively stated via Model descriptions. Discoverable, browseable (HAL / REST).</text:p>
      <text:p text:style-name="Standard"/>
      <text:p text:style-name="P4">Backend: RDF(S), OWL, Resource Services (Naming, Index Registry), ISO, Shapes, IDs matching. DIDs Backend.</text:p>
      <text:p text:style-name="Standard"/>
      <text:p text:style-name="P4">Runtime: Objects, Events. Distributed Runtime Functional (Dataflow) reactive Resource objects / models (forms / flows).</text:p>
      <text:p text:style-name="Standard"/>
      <text:p text:style-name="P4">Deployment: Spring / Vertx / others (Jersey / CDI: Resources Meta Model / Domain APIs). HATEOAS / HAL APIs (Encoding / Dialog Endpoint Protocol). Environment / Container: Messaging / Services. Models I/O.</text:p>
      <text:p text:style-name="Standard"/>
      <text:p text:style-name="P4"><text:soft-page-break/>Integration Connectors: Runtime Model embedded Resources. Sources as reactive stream objects. API.</text:p>
      <text:p text:style-name="Standard"/>
      <text:p text:style-name="P4">Integration Clients: Runtime Model embedded Resources. Services as reactive stream objects. API.</text:p>
      <text:p text:style-name="Standard"/>
      <text:p text:style-name="P4">Integrations endpoints (augment / extend) Service URIs APIs.</text:p>
      <text:p text:style-name="Standard"/>
      <text:p text:style-name="P4">RDBMS.</text:p>
      <text:p text:style-name="P4">Rules.</text:p>
      <text:p text:style-name="P4">Data Virtualization.</text:p>
      <text:p text:style-name="P4">OData.</text:p>
      <text:p text:style-name="P4">Solid.</text:p>
      <text:p text:style-name="P4">ERP / CRM ESB / EAI.</text:p>
      <text:p text:style-name="P4">CMS / Feeds (Hypermedia augmented Resources) / Browser</text:p>
      <text:p text:style-name="P4">Messaging (Connectors / Clients)</text:p>
      <text:p text:style-name="P4">ML / Big Data.</text:p>
      <text:p text:style-name="P4">StratML.</text:p>
      <text:p text:style-name="P4">ISO 13250.</text:p>
      <text:p text:style-name="P4">ISO 15926.</text:p>
      <text:p text:style-name="P3"/>
      <text:p text:style-name="P4">Dialog: Encoding / Protocol. Activation, Location, Context (Hypermedia type / context interfaces). Augmentations.</text:p>
      <text:p text:style-name="Standard"/>
      <text:p text:style-name="P4">Encodings: XML / XSL / XPath / XLink / XForm / XPointer / XQuery (RDFS / OWL / ISO DM / RM Forms / Functors / DOM). Endpoints (streams / signatures): documents (messages) / resources (paths). JSON-LD.</text:p>
      <text:p text:style-name="Standard"/>
      <text:p text:style-name="P4">Runtime. Bus. Signatures bindings (reactive), content type / domain context interactions data transforms (roles).</text:p>
      <text:p text:style-name="Standard"/>
      <text:p text:style-name="P4">Design: Augmentation (Aggregation, Alignment, Activation Functors), Domain Functors. Encoding. Design Functors Dataflows.</text:p>
      <text:p text:style-name="Standard"/>
      <text:p text:style-name="P4">CQRS. Event Sourcing. Functor Commands (HATEOAS browseable APIs).</text:p>
      <text:p text:style-name="Standard"/>
      <text:p text:style-name="P4">Domain Driven Development:</text:p>
      <text:p text:style-name="Standard"/>
      <text:p text:style-name="P4">DDD Connector / Client / Runtime (Hypermedia / Facade / Dialog Protocol: services / actions). Backend: Augmented Services / Persistence. Representations (resource: types / activation). Domain, Services, View Models.</text:p>
      <text:p text:style-name="Standard"/>
      <text:p text:style-name="P4">StratML Client / Connector (Goods, Needs, Products, Goals, Purposes. Exchange ontologies).</text:p>
      <text:p text:style-name="P4"/>
      <text:p text:style-name="P4">ISO Topic Maps / ISO 15926 Facades.</text:p>
      <text:list xml:id="list450725442" text:continue-numbering="true" text:style-name="WWNum2">
        <text:list-header>
          <text:h text:style-name="P11" text:outline-level="1"><text:bookmark-start text:name="__RefHeading__1134_1235111940"/><text:bookmark text:name="_3whwml4"/><text:soft-page-break/>Features<text:bookmark-end text:name="__RefHeading__1134_1235111940"/></text:h>
        </text:list-header>
      </text:list>
      <text:p text:style-name="Standard"/>
      <text:list xml:id="list1010560090" text:continue-numbering="true" text:style-name="WWNum2">
        <text:list-item>
          <text:list>
            <text:list-header>
              <text:h text:style-name="P13" text:outline-level="2"><text:bookmark-start text:name="__RefHeading__1136_1235111940"/><text:bookmark text:name="_2bn6wsx"/>Domains schema<text:bookmark-end text:name="__RefHeading__1136_1235111940"/></text:h>
            </text:list-header>
          </text:list>
        </text:list-item>
      </text:list>
      <text:p text:style-name="Standard"/>
      <text:p text:style-name="P4">Message based Augmentation Events Dataflow. Augmentation Mapping Dataflow allowing to embed merged dynamic state in Model entities (including Mappings Augmentations themselves). Reactive / event driven declarative application framework: Model, meta model, instances as streams sinks / sources (transformations).</text:p>
      <text:p text:style-name="Standard"/>
      <text:list xml:id="list948719591" text:continue-numbering="true" text:style-name="WWNum2">
        <text:list-item>
          <text:list>
            <text:list-header>
              <text:h text:style-name="P13" text:outline-level="2"><text:bookmark-start text:name="__RefHeading__1138_1235111940"/><text:bookmark text:name="_qsh70q"/>Ontology matching<text:bookmark-end text:name="__RefHeading__1138_1235111940"/></text:h>
            </text:list-header>
          </text:list>
        </text:list-item>
      </text:list>
      <text:p text:style-name="Standard"/>
      <text:p text:style-name="P4">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equivalent attributes, equivalent role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p>
      <text:p text:style-name="Standard"/>
      <text:p text:style-name="P4">Determine whether two identifiers refer to the same entity, whether two relations are the same and which results corresponds to instances of the same actions.</text:p>
      <text:p text:style-name="Standard"/>
      <text:p text:style-name="P4">Ontology Matching: IDs, Addressing, Encoding. Functional, Semiotic, Dimensional (Facets). Layers. Levels. Meta Resource / Model. Sets. Value as occurrence of attribute. metaclass / class / instance IDs.</text:p>
      <text:p text:style-name="Standard"/>
      <text:p text:style-name="P4">Ontology Matching: Encode: order, iteration, flows, units, relations, events, enums, etc.</text:p>
      <text:p text:style-name="Standard"/>
      <text:p text:style-name="P4">Ontology matching (table, pk, col, val example). Helper upper models for models linking / alignment. Shapes. ISO.</text:p>
      <text:p text:style-name="Standard"/>
      <text:p text:style-name="P4">Ontology Matching: Encode: order, iteration, flows, units, relations, events, enums, etc.</text:p>
      <text:p text:style-name="Standard"/>
      <text:p text:style-name="Standard"><text:span text:style-name="T1">Ontology matching: Dataflow: sort statements. Units. Equivalences. Distances / events (order). Services (Augmentation / Context Functors Meta Model mappings / transforms). OntResource; Merged URI(s) wrapper. OntResource hierarchy: layers statement contexts. Facets DOM, Actor / Role. Resource (OntResource Context Roles hierarchies Monad </text:span><text:soft-page-break/><text:span text:style-name="T1">wrapper); Statement : Resource Role quad, Resource.</text:span></text:p>
      <text:p text:style-name="Standard"/>
      <text:p text:style-name="P4">Ontology matching: Events declarative definition. State change of value in axis in measure of context. Dimensional Model.</text:p>
      <text:p text:style-name="Standard"/>
      <text:p text:style-name="P4">Ontology matching (table, pk, col, val example). Helper upper models for models linking / alignment. Event sourcing (“offline” sync). Graph linking / alignment / sinchronization by entailments from event sourcing over inferred state. Reconciliation.</text:p>
      <text:p text:style-name="Standard"/>
      <text:p text:style-name="P4">Meta Resource / Models / Messages: IDs / Encoding / Addressing formats. Ontology matching and Template / Augmentation / Transform enrichment (alignments), transforms (functors), materialization (model updates) via Mappings (events) and Meta Resource / Model Encoded Resource declarations (enrich / align, transform, updates algorithms: Encodings).</text:p>
      <text:p text:style-name="Standard"/>
      <text:p text:style-name="P4">Ontology Matching:</text:p>
      <text:p text:style-name="Standard"/>
      <text:p text:style-name="P4">Ontology Matching: IDs, Addressing, Encoding. Functional, Semiotic, Dimensional (Facets). Layers. Levels. Meta Resource / Model. Sets. Value as occurrence of attribute. metaclass / class / instance IDs. SortedSet hierarchies membership (octal) values.</text:p>
      <text:p text:style-name="Standard"/>
      <text:p text:style-name="P4">Ontology Matching: Encode: order, iteration, flows, units, relations, events, enums, etc. Semiotic / Dimensional alignment. TBD.</text:p>
      <text:p text:style-name="Standard"/>
      <text:p text:style-name="P4">Ontology Matching. Semiotic. Dimensional. Sets. Functional Reference Model. SortedSet hierarchies membership (octal) values.</text:p>
      <text:p text:style-name="Standard"/>
      <text:p text:style-name="P4">Ontology matching. Dataflow: sort statements. Units. Equivalences. Distances / events (order). Services (Augmentation / Context Functors Meta Model mappings / transforms).</text:p>
      <text:p text:style-name="Standard"/>
      <text:p text:style-name="P4">Explain ontology matching: data, schema, behavior alignments. Layers. Levels. Facets. Meta Resources / Model. IDs, Encoding / Addressing.</text:p>
      <text:p text:style-name="Standard"/>
      <text:p text:style-name="P4">Ontology Matching:</text:p>
      <text:p text:style-name="Standard"/>
      <text:p text:style-name="P4">Statements (encoding): Proposiciones / Razonamientos / Cuantificadores / Predicados / Clases / Relacion: validez / valor de verdad (en contextos, ejes, variables: funciones / enunciados / casos de sustitución / equivalencias). Pronombres.</text:p>
      <text:p text:style-name="Standard"/>
      <text:p text:style-name="P4">Truth values: Predicate / <text:s/>reasoning. Sets encodings Predicate comparisons matches context templates / transforms mappings: inferences.</text:p>
      <text:p text:style-name="Standard"/>
      <text:p text:style-name="P4">Relaciones de equivalencia, clases de equivalencia: reflexividad, transitividad, simetría. Identidad. Propiedades determinan alcanze / relato, dominio / codominio, universo y campo. Clases y relaciones (atributos / valores) determinan matcheos / relaciones entre clases / individuos y relaciones y tuplas / miembros. Formas proposicionales, categorícas (predicados), clases y relaciones (reglas, valores de verdad) para afirmar equivalencias (operar entre relaciones de propiedades).</text:p>
      <text:p text:style-name="Standard"/>
      <text:p text:style-name="P4">Relaciones, cardinalidad: (1, n), (n, 1), (1, 1), (n, n). Función / inversa: inyectiva / biyectiva.</text:p>
      <text:p text:style-name="Standard"><text:soft-page-break/></text:p>
      <text:p text:style-name="P4">Relaciones de orden. Inclusión / jerarquías. Rendering: lattice (encoded statements / properties bitstring / vector). Equivalencias.</text:p>
      <text:p text:style-name="Standard"/>
      <text:p text:style-name="P4">Predicate como occurrence de un Predicate: axis (attributes / values). Intensión / extensión (representante partición)</text:p>
      <text:p text:style-name="Standard"/>
      <text:p text:style-name="P4">Ontology Matching: Dimensional metaclass / class / instance attributes relationships in axes / contexts / roles evaluations. Resolve equivalence of dimensions, units, measures, values via aggregation of value occurrences. Resolve value kinds by occurrences of Semiotic (grammar) model. Contexts (CSPOs) Attribute / Value "clustering". Sets specifications. Dimensional order relations.</text:p>
      <text:p text:style-name="Standard"/>
      <text:p text:style-name="P4">Distributed Inference (dimensional / matching / predictions). Distributed consistency. Event sourcing (Dialog, CQRS Protocol). HATEOAS distributed / lazy reconciliation: hashing of source / destination (hierarchical contextual model quads hashing) state in interactions tokens. Prompts. Distributed Alignment (until reach of goal synchronization states). Distributed state / IDs.</text:p>
      <text:p text:style-name="Standard"/>
      <text:p text:style-name="P4">Comparable: parent / child relations (SortedSet). Model sets / dimensional axes alignments.</text:p>
      <text:p text:style-name="Standard"/>
      <text:p text:style-name="P4">Semiotic: syntax, semantics (grammar), pragmatics. Verbs: action, passion, state (for / due to action / passion). Models. Dimensional (axis / order) relations. Alignments. (Sorted) Set relations: hierarchical encoding. Verb roles (CSPO / Kinds sets).</text:p>
      <text:p text:style-name="Standard"/>
      <text:p text:style-name="P5">Example aggregation: candy (type), red (color attribute), strawberry (flavor attribute).</text:p>
      <text:p text:style-name="Standard"/>
      <text:p text:style-name="P4">(dado rango y alcance, universo: U de una relación: P, inferir dominio y codominio, campo: C). TBD.</text:p>
      <text:p text:style-name="Standard"/>
      <text:p text:style-name="P4">From Object (O) extension / instances to Context (C) intension / class. Matching grammar shapes. Incrementally render type, role, occurrence context layers.</text:p>
      <text:p text:style-name="Standard"/>
      <text:list xml:id="list305574251" text:continue-numbering="true" text:style-name="WWNum2">
        <text:list-item>
          <text:list>
            <text:list-header>
              <text:h text:style-name="P13" text:outline-level="2"><text:bookmark-start text:name="__RefHeading__1140_1235111940"/><text:bookmark text:name="_3as4poj"/>Augmentations<text:bookmark-end text:name="__RefHeading__1140_1235111940"/></text:h>
            </text:list-header>
          </text:list>
        </text:list-item>
      </text:list>
      <text:p text:style-name="Standard"/>
      <text:p text:style-name="P4">Functional declarative way of stating Augmentation Transforms over Messages / Resources matching / populated by input Templates performing output Mappings Augmentation reflecting input, model and behavior state.</text:p>
      <text:p text:style-name="Standard"/>
      <text:p text:style-name="P4">Aggregation.</text:p>
      <text:p text:style-name="Standard"/>
      <text:p text:style-name="P4">Alignment.</text:p>
      <text:p text:style-name="Standard"/>
      <text:p text:style-name="P4">Activation.</text:p>
      <text:p text:style-name="P2"/>
      <text:p text:style-name="P1">Augmentation applied to Context: Aggregation.</text:p>
      <text:p text:style-name="P1">Augmentation applied to Subject: Activation.</text:p>
      <text:p text:style-name="P1"><text:soft-page-break/>Augmentation applied to Predicate: Alignment.</text:p>
      <text:p text:style-name="P1">Augmentation applied to Object: Role in context.</text:p>
      <text:list xml:id="list1288681977" text:continue-numbering="true" text:style-name="WWNum2">
        <text:list-header>
          <text:h text:style-name="P11" text:outline-level="1"><text:bookmark-start text:name="__RefHeading__1142_1235111940"/><text:bookmark text:name="_1pxezwc"/>Deployment Use Case: Goals Application<text:bookmark-end text:name="__RefHeading__1142_1235111940"/></text:h>
        </text:list-header>
      </text:list>
      <text:p text:style-name="Standard"/>
      <text:p text:style-name="P2">Products and Services Exchange Network (PASEN):</text:p>
      <text:p text:style-name="Standard"/>
      <text:p text:style-name="P4">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instances.<text:line-break/><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as Goal “class”.</text:p>
      <text:p text:style-name="Standard"/>
      <text:p text:style-name="P4">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p>
      <text:p text:style-name="Standard"/>
      <text:p text:style-name="P4">Ontology matching (Data, Schema, Behavior alignments):</text:p>
      <text:p text:style-name="Standard"/>
      <text:p text:style-name="Standard"><text:span text:style-name="T1">Data alignment:<text:line-break/><text:line-break/>Determine if two instances (example: database records) of two different backends or services refer to the same entity / database row (Customers : John D. / Employees : John Doe).<text:line-break/><text:line-break/>Schema alignment:<text:line-break/><text:line-break/>Determine, for example, meaning and equivalences between diverse (aggregated / composite) schemas (equivalent classes / tables, equivalent attributes / columns, equivalent roles / relations).<text:line-break/><text:line-break/>Behavior alignment:<text:line-break/></text:span><text:soft-page-break/><text:span text:style-name="T1"><text:line-break/>Determine meaning and equivalences between (aggregated / composite) behavior contexts and behavior contexts invocations / interactions (Appointment / Interview, anAppointment / anInterview. Behavior flows aggregated from backends / services learning).</text:span></text:p>
      <text:p text:style-name="Standard"/>
      <text:p text:style-name="P4">Purpose driven hypermedia activation:</text:p>
      <text:p text:style-name="Standard"/>
      <text:p text:style-name="P4">Protocols / Services / Clients: Context interaction sessions (state flows). Content type activation. Messages / gestures. Rules (commands / verbs). Browser referring context (Work, Peter, Employee).</text:p>
      <text:p text:style-name="Standard"/>
      <text:p text:style-name="P4">Use Case: Goals App</text:p>
      <text:p text:style-name="Standard"/>
      <text:p text:style-name="P4">Goals App: purpose / goals / domain driven syndication of <text:s/>integrated business / social / cloud application features. User / Groups / Roles Purpose(s), Goal(s), Task(s) "intelligent" tracking oriented focus providing an abstraction and integration layer of players process flows / interactions and players process assets management and semantic orchestration.</text:p>
      <text:p text:style-name="Standard"/>
      <text:p text:style-name="P4">Goals App: Semantically annotated gestures / interactions (contexts, purposes messages / interactions / resources / content). Subject context occurrence role attributes values (metaclass, class, instance, occurrences).</text:p>
      <text:p text:style-name="Standard"/>
      <text:p text:style-name="P4">Goals App: API Facade for rendering aggregated data roles in contexts interactions topics / subjects assets (conceptual domain contexts axis / state views / activations: Forms / Flows). Example: domain declared Customer (actor / role), Product, Order, Purchase, Invoice, etc. topics / subjects assets rendered in contexts (Sales Report, Expenses Report, etc. embedded / linked dashboards). Wizards.</text:p>
      <text:p text:style-name="Standard"/>
      <text:p text:style-name="P4">Goals App: Browse / search / activate: history / relations / referrer context / interaction / gestures roles traceability / (dialogs). Gestures / interactions (actor / asset, actor / actor). Wizards.</text:p>
      <text:p text:style-name="Standard"/>
      <text:p text:style-name="P4">Goals App: Hypermedia contents APIs (embedded / embeddable resources: Semantic contextual Wiki / Apache Stanbol / CMS: hypermedia augmentation, knowledge / behavior maps). Integration: augmentation / sync backends / apps. Extension: services / APIs. Annotate / augment link content. DAV protocol (integration / extension facades).</text:p>
      <text:p text:style-name="Standard"/>
      <text:p text:style-name="P4">Products And Services Exchange Network:</text:p>
      <text:p text:style-name="Standard"/>
      <text:p text:style-name="P4">Contents / Features (Mision / Vision). Distributed consistent Knowledge Applications. Trust. Consistency. Event sourcing. Inferencing (of distributed state). Reconciliation.</text:p>
      <text:p text:style-name="Standard"/>
      <text:p text:style-name="P4">Certify distributed Entity / Subject Identity / State (in roles / dimensional points). Class / instance alignment (matching).</text:p>
      <text:p text:style-name="Standard"/>
      <text:p text:style-name="P4">Integration: Augment sources / back ends. Model I/O materialized in source (plugged) application / services back ends.</text:p>
      <text:p text:style-name="Standard"/>
      <text:p text:style-name="Standard"><text:span text:style-name="T1">Integration: Extension. Extended functionalities data / schema / behavior exposed as services </text:span><text:soft-page-break/><text:span text:style-name="T1">external to source (plugged) applications. Sync (Augment). Declaratively stated via Model descriptions. Discoverable, browseable (HAL / REST).</text:span></text:p>
      <text:p text:style-name="Standard"/>
      <text:p text:style-name="P4">The idea of the project is to "augment" an ESB for EAI platform and to enable it allowing it to make "inferences" regarding which routes to use, "discovering" sources / destinations of an event message(s) which then it transforms / enriches according destination "semantics" and format(s).</text:p>
      <text:p text:style-name="Standard"/>
      <text:p text:style-name="P4">This featuring the exposure of a generic facade which allows to see in an "homologated" view the applications or services and their data, schema and behavior (actions) that could be integrated into the tool.</text:p>
      <text:p text:style-name="Standard"/>
      <text:p text:style-name="P4">Different integrated applications are enriched with this facade and with the events that, given the inferred routes and transformations, augments theirs data, schema and behaviors, invoking activities corresponding to each destiny semantics.</text:p>
      <text:p text:style-name="Standard"/>
      <text:p text:style-name="Standard"><text:span text:style-name="T1">Going through my most recent attempts of having something concrete for sharing in plain English I realize one mistake I'm committing: I'm trying to describe combustion vehicles (Hypermedia Applications) saying that petroleum exists (Semantic Intelligence).<text:line-break/><text:line-break/>As long as my post are going I've just got a stack of (incoherent) "analysis" documents as the result of my work. And I had only those until now because I was stuck because of the previously mentioned mistake (ah, and because of my Bipolar Disease maniac episodes...).<text:line-break/><text:line-break/>I should try to describe applications instead and see how and where fuel should burn properly inside a motion vehicle to generate traction. Every semicolon I write is updated into my GitHub repository, so, sorry if you browse that "scrapbook" and you don't find anything even intelligible.<text:line-break/><text:line-break/>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instances.<text:line-break/><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text:span><text:soft-page-break/><text:span text:style-name="T1">as Goal “class”.</text:span></text:p>
      <text:p text:style-name="P4">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p>
      <text:p text:style-name="Standard"/>
      <text:p text:style-name="P4">Ontology:</text:p>
      <text:p text:style-name="P4">Domain / Actor / Context / Role / Product / Good / Need / Purpose / Task / Goal / Exchange.</text:p>
      <text:p text:style-name="Standard"/>
      <text:p text:style-name="P4">Domains: data, schema and behavior of business applications (ERP, CRM, BI, SCM, HMS, etc.).</text:p>
      <text:p text:style-name="Standard"/>
      <text:p text:style-name="P4">General purpose business domains problem resolution / tasks, goals accomplishment helper tools.</text:p>
      <text:p text:style-name="Standard"/>
      <text:p text:style-name="P4">Syndication (contextual hypermedia activation): QA. Polls. Learning. Profiles. Guided task (wizards), guided editors: Context: Goal / Purpose.</text:p>
      <text:p text:style-name="Standard"/>
      <text:p text:style-name="P4">Contents: Wiki view of augmented knowledge. Addressing. Hypermedia. API (Wiki) render nodes / links semantically browseable.</text:p>
      <text:p text:style-name="Standard"/>
      <text:p text:style-name="P4">Backend: Nodes / Protoco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default-outline-level="3" style:class="text">
      <style:paragraph-properties fo:margin-top="0.222in" fo:margin-bottom="0.0555in" style:line-height-at-least="0.0693in"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Text_20_body" style:default-outline-level="4" style:class="text">
      <style:paragraph-properties fo:margin-top="0.1945in" fo:margin-bottom="0.0555in" style:line-height-at-least="0.0693in" fo:keep-together="always" fo:keep-with-next="always"/>
      <style:text-properties fo:color="#666666" fo:font-size="12pt" style:font-size-asian="12pt" style:font-size-complex="12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Liberation Sans1"/>
    </style:style>
    <style:style style:name="ListLabel_20_1" style:display-name="ListLabel 1" style:family="text">
      <style:text-properties style:font-name-complex="Arial1"/>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1:22:58</meta:creation-date>
    <dc:date>2019-10-09T21:00:03</dc:date>
    <meta:editing-duration>PT3H9S</meta:editing-duration>
    <meta:editing-cycles>69</meta:editing-cycles>
    <meta:generator>LibreOffice/3.5$Linux_x86 LibreOffice_project/350m1$Build-2</meta:generator>
    <meta:document-statistic meta:table-count="0" meta:image-count="0" meta:object-count="0" meta:page-count="36" meta:paragraph-count="615" meta:word-count="9522" meta:character-count="71221" meta:non-whitespace-character-count="62270"/>
  </office:meta>
</office:document-meta>
</file>